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580000001F84D8045FF773DCF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ira Code Regular" svg:font-family="'Fira Code Regular'" style:font-family-generic="roman" style:font-pitch="variable"/>
    <style:font-face style:name="Fira Code Regular1" svg:font-family="'Fira Code Regular'"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1" svg:font-family="'Times New Roman Bold'" style:font-family-generic="system"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黑体" svg:font-family="黑体" style:font-family-generic="system" style:font-pitch="variable"/>
  </office:font-face-decls>
  <office:automatic-styles>
    <style:style style:name="表格1" style:family="table">
      <style:table-properties style:width="15.044cm" fo:margin-top="0cm" fo:margin-bottom="0cm" table:align="center" style:writing-mode="lr-tb"/>
    </style:style>
    <style:style style:name="表格1.A" style:family="table-column">
      <style:table-column-properties style:column-width="3.067cm"/>
    </style:style>
    <style:style style:name="表格1.B" style:family="table-column">
      <style:table-column-properties style:column-width="11.977cm"/>
    </style:style>
    <style:style style:name="表格1.1" style:family="table-row">
      <style:table-row-properties fo:keep-together="auto"/>
    </style:style>
    <style:style style:name="表格1.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1.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1.2" style:family="table-row">
      <style:table-row-properties style:min-row-height="0.549cm" fo:keep-together="auto"/>
    </style:style>
    <style:style style:name="表格1.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1.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P1" style:family="paragraph" style:parent-style-name="Header">
      <style:paragraph-properties fo:text-align="start" style:justify-single-word="false"/>
    </style:style>
    <style:style style:name="P2" style:family="paragraph" style:parent-style-name="Standard">
      <style:paragraph-properties fo:text-align="center" style:justify-single-word="false"/>
      <style:text-properties fo:font-size="9pt" style:font-size-asian="9pt"/>
    </style:style>
    <style:style style:name="P3" style:family="paragraph" style:parent-style-name="Title">
      <style:paragraph-properties fo:margin-top="0.423cm" fo:margin-bottom="0cm" style:contextual-spacing="false" fo:text-align="center" style:justify-single-word="false"/>
    </style:style>
    <style:style style:name="P4" style:family="paragraph" style:parent-style-name="Standard">
      <style:text-properties style:rfc-language-tag-asian="zh-Hans" style:language-asian="zh" style:script-asian="Hans"/>
    </style:style>
    <style:style style:name="P5" style:family="paragraph" style:parent-style-name="Standard">
      <style:paragraph-properties fo:margin-left="0.635cm" fo:margin-right="0cm" fo:text-indent="0cm" style:auto-text-indent="false"/>
      <style:text-properties style:font-name="Segoe UI" style:rfc-language-tag-asian="zh-Hans" style:language-asian="zh" style:script-asian="Hans" style:font-name-complex="Segoe UI1" style:font-size-complex="10.5pt"/>
    </style:style>
    <style:style style:name="P6" style:family="paragraph" style:parent-style-name="Standard">
      <style:paragraph-properties fo:margin-left="0cm" fo:margin-right="0cm" fo:text-indent="0cm" style:auto-text-indent="false"/>
      <style:text-properties style:font-name="Segoe UI" style:rfc-language-tag-asian="zh-Hans" style:language-asian="zh" style:script-asian="Hans" style:font-name-complex="Segoe UI1" style:font-size-complex="10.5pt"/>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style:line-height-at-least="0.503cm"/>
      <style:text-properties fo:color="#cccccc" loext:opacity="100%" style:font-name="Droid Sans Mono" fo:font-size="10.5pt" fo:font-weight="normal" fo:background-color="#1f1f1f"/>
    </style:style>
    <style:style style:name="P9" style:family="paragraph" style:parent-style-name="Standard">
      <style:text-properties fo:color="#cccccc" loext:opacity="100%" style:font-name="Droid Sans Mono" fo:font-size="10.5pt" fo:font-weight="normal" fo:background-color="#1f1f1f" style:rfc-language-tag-asian="zh-Hans" style:language-asian="zh" style:script-asian="Hans"/>
    </style:style>
    <style:style style:name="P10" style:family="paragraph" style:parent-style-name="Standard">
      <style:text-properties fo:color="#cccccc" loext:opacity="100%" style:font-name="Droid Sans Mono" fo:font-size="10.5pt" fo:font-weight="normal" officeooo:paragraph-rsid="00264416" fo:background-color="#1f1f1f" style:font-size-asian="10.5pt" style:rfc-language-tag-asian="zh-Hans" style:language-asian="zh" style:script-asian="Hans" style:font-size-complex="10.5pt"/>
    </style:style>
    <style:style style:name="P11" style:family="paragraph" style:parent-style-name="Standard">
      <style:paragraph-properties style:line-height-at-least="0.503cm"/>
      <style:text-properties fo:color="#cccccc" loext:opacity="100%" style:font-name="Droid Sans Mono" fo:font-size="10.5pt" fo:font-weight="normal" fo:background-color="#1f1f1f" style:font-size-asian="10.5pt" style:font-size-complex="10.5pt"/>
    </style:style>
    <style:style style:name="P12" style:family="paragraph" style:parent-style-name="Standard">
      <style:paragraph-properties style:line-height-at-least="0.503cm"/>
      <style:text-properties fo:color="#cccccc" loext:opacity="100%" style:font-name="Droid Sans Mono" fo:font-size="10.5pt" fo:font-weight="normal" officeooo:rsid="002657af" officeooo:paragraph-rsid="002657af" fo:background-color="#ffff00" style:font-size-asian="10.5pt" style:font-size-complex="10.5pt"/>
    </style:style>
    <style:style style:name="P13" style:family="paragraph" style:parent-style-name="Standard">
      <style:paragraph-properties style:line-height-at-least="0.503cm"/>
      <style:text-properties fo:color="#cccccc" loext:opacity="100%" style:font-name="Droid Sans Mono" fo:font-size="10.5pt" fo:font-weight="normal" officeooo:rsid="002657af" officeooo:paragraph-rsid="002657af" fo:background-color="#ffff00"/>
    </style:style>
    <style:style style:name="P14" style:family="paragraph" style:parent-style-name="Standard">
      <style:paragraph-properties style:line-height-at-least="0.503cm"/>
      <style:text-properties fo:color="#cccccc" loext:opacity="100%" style:font-name="Droid Sans Mono" fo:font-size="10.5pt" fo:font-weight="normal" officeooo:rsid="00278be7" officeooo:paragraph-rsid="00278be7" fo:background-color="#ffff00"/>
    </style:style>
    <style:style style:name="P15" style:family="paragraph" style:parent-style-name="Standard">
      <style:paragraph-properties style:line-height-at-least="0.503cm"/>
      <style:text-properties fo:color="#cccccc" loext:opacity="100%" style:font-name="Droid Sans Mono" fo:font-size="10.5pt" fo:font-weight="normal" officeooo:rsid="002964e9" officeooo:paragraph-rsid="002964e9" fo:background-color="#ffff00"/>
    </style:style>
    <style:style style:name="P16" style:family="paragraph" style:parent-style-name="Standard">
      <style:paragraph-properties style:line-height-at-least="0.503cm"/>
      <style:text-properties fo:color="#cccccc" loext:opacity="100%" style:font-name="Droid Sans Mono" fo:font-size="10.5pt" fo:font-weight="normal" officeooo:rsid="002a2c89" officeooo:paragraph-rsid="002a2c89" fo:background-color="#ffff00"/>
    </style:style>
    <style:style style:name="P17" style:family="paragraph" style:parent-style-name="Standard">
      <style:paragraph-properties style:line-height-at-least="0.503cm"/>
      <style:text-properties fo:color="#cccccc" loext:opacity="100%" style:font-name="Droid Sans Mono" fo:font-size="10.5pt" fo:font-weight="normal" officeooo:rsid="002a9a08" officeooo:paragraph-rsid="002a9a08" fo:background-color="#ffff00"/>
    </style:style>
    <style:style style:name="P18" style:family="paragraph" style:parent-style-name="Standard">
      <style:paragraph-properties style:line-height-at-least="0.503cm"/>
      <style:text-properties fo:color="#cccccc" loext:opacity="100%" style:font-name="Droid Sans Mono" fo:font-size="10.5pt" fo:font-weight="normal" officeooo:rsid="002c9170" officeooo:paragraph-rsid="002c9170" fo:background-color="#ffff00"/>
    </style:style>
    <style:style style:name="P19" style:family="paragraph" style:parent-style-name="Standard">
      <style:paragraph-properties style:line-height-at-least="0.503cm"/>
      <style:text-properties fo:color="#cccccc" loext:opacity="100%" style:font-name="Droid Sans Mono" fo:font-size="10.5pt" fo:font-weight="normal" officeooo:rsid="002f82c5" officeooo:paragraph-rsid="002f82c5" fo:background-color="#ffff00"/>
    </style:style>
    <style:style style:name="P20" style:family="paragraph" style:parent-style-name="Standard">
      <style:paragraph-properties style:line-height-at-least="0.503cm"/>
      <style:text-properties fo:color="#cccccc" loext:opacity="100%" style:font-name="Droid Sans Mono" fo:font-size="10.5pt" fo:font-weight="normal" officeooo:rsid="00303d1f" officeooo:paragraph-rsid="00303d1f" fo:background-color="#ffff00"/>
    </style:style>
    <style:style style:name="P21" style:family="paragraph" style:parent-style-name="表格文字_28_左对齐_29_">
      <style:paragraph-properties fo:margin-top="0cm" fo:margin-bottom="0cm" style:contextual-spacing="false" fo:orphans="0" fo:widows="0" fo:hyphenation-ladder-count="no-limit"/>
      <style:text-properties fo:language="en" fo:country="US" style:language-asian="zh" style:country-asian="CN" style:font-name-complex="Times New Roman1" style:font-size-complex="10pt" style:language-complex="ar" style:country-complex="SA" fo:hyphenate="false" fo:hyphenation-remain-char-count="2" fo:hyphenation-push-char-count="2" loext:hyphenation-no-caps="false"/>
    </style:style>
    <style:style style:name="P22" style:family="paragraph" style:parent-style-name="表格文字_28_左对齐_29_">
      <style:paragraph-properties fo:margin-top="0cm" fo:margin-bottom="0cm" style:contextual-spacing="false" fo:orphans="0" fo:widows="0" fo:hyphenation-ladder-count="no-limit"/>
      <style:text-properties fo:language="en" fo:country="US" officeooo:rsid="002a9a08" officeooo:paragraph-rsid="002a9a08" style:language-asian="zh" style:country-asian="CN" style:font-name-complex="Times New Roman1" style:font-size-complex="10pt" style:language-complex="ar" style:country-complex="SA" fo:hyphenate="false" fo:hyphenation-remain-char-count="2" fo:hyphenation-push-char-count="2" loext:hyphenation-no-caps="false"/>
    </style:style>
    <style:style style:name="P23" style:family="paragraph" style:parent-style-name="表格文字强调_28_居中_29_">
      <style:paragraph-properties fo:margin-top="0cm" fo:margin-bottom="0cm" style:contextual-spacing="false" fo:orphans="0" fo:widows="0" fo:hyphenation-ladder-count="no-limit"/>
      <style:text-properties fo:language="en" fo:country="US" style:language-asian="zh" style:country-asian="CN" style:font-size-complex="10pt" style:language-complex="ar" style:country-complex="SA" fo:hyphenate="false" fo:hyphenation-remain-char-count="2" fo:hyphenation-push-char-count="2" loext:hyphenation-no-caps="false"/>
    </style:style>
    <style:style style:name="P24" style:family="paragraph" style:parent-style-name="Frame_20_contents">
      <style:text-properties fo:color="#000000" loext:opacity="100%" fo:font-size="7.5pt" style:font-size-asian="7.5pt" style:font-size-complex="7.5pt"/>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text-properties fo:color="#c586c0" loext:opacity="100%" style:font-name="Droid Sans Mono" fo:font-size="10.5pt" fo:font-weight="normal" officeooo:rsid="002657af" officeooo:paragraph-rsid="002657af" fo:background-color="#ffff00" style:font-size-asian="10.5pt" style:rfc-language-tag-asian="zh-Hans" style:language-asian="zh" style:script-asian="Hans" style:font-size-complex="10.5pt"/>
    </style:style>
    <style:style style:name="P27" style:family="paragraph" style:parent-style-name="Standard">
      <style:text-properties fo:color="#c586c0" loext:opacity="100%" style:font-name="Droid Sans Mono" fo:font-size="10.5pt" fo:font-weight="normal" officeooo:rsid="00278be7" officeooo:paragraph-rsid="00278be7" fo:background-color="#ffff00" style:rfc-language-tag-asian="zh-Hans" style:language-asian="zh" style:script-asian="Hans"/>
    </style:style>
    <style:style style:name="P28" style:family="paragraph" style:parent-style-name="Standard">
      <style:text-properties fo:color="#c586c0" loext:opacity="100%" style:font-name="Droid Sans Mono" fo:font-size="10.5pt" fo:font-weight="normal" officeooo:rsid="002964e9" officeooo:paragraph-rsid="002964e9" fo:background-color="#ffff00" style:rfc-language-tag-asian="zh-Hans" style:language-asian="zh" style:script-asian="Hans"/>
    </style:style>
    <style:style style:name="P29" style:family="paragraph" style:parent-style-name="Standard">
      <style:text-properties fo:color="#c586c0" loext:opacity="100%" style:font-name="Droid Sans Mono" fo:font-size="10.5pt" fo:font-weight="normal" officeooo:rsid="002a9a08" officeooo:paragraph-rsid="002a9a08" fo:background-color="#ffff00" style:rfc-language-tag-asian="zh-Hans" style:language-asian="zh" style:script-asian="Hans"/>
    </style:style>
    <style:style style:name="P30" style:family="paragraph" style:parent-style-name="Standard">
      <style:text-properties fo:color="#c586c0" loext:opacity="100%" style:font-name="Droid Sans Mono" fo:font-size="10.5pt" fo:font-weight="normal" officeooo:rsid="002df4cd" officeooo:paragraph-rsid="002df4cd" fo:background-color="#ffff00" style:rfc-language-tag-asian="zh-Hans" style:language-asian="zh" style:script-asian="Hans"/>
    </style:style>
    <style:style style:name="P31" style:family="paragraph" style:parent-style-name="Standard">
      <style:paragraph-properties style:line-height-at-least="0.503cm"/>
    </style:style>
    <style:style style:name="P32" style:family="paragraph" style:parent-style-name="Heading_20_1">
      <style:text-properties style:rfc-language-tag-asian="zh-Hans" style:language-asian="zh" style:script-asian="Hans"/>
    </style:style>
    <style:style style:name="P33" style:family="paragraph">
      <loext:graphic-properties draw:fill="solid" draw:fill-color="#d9d9d9"/>
      <style:paragraph-properties fo:text-align="start"/>
      <style:text-properties fo:color="#000000" loext:opacity="100%" fo:font-size="18pt"/>
    </style:style>
    <style:style style:name="T1" style:family="text">
      <style:text-properties style:font-name-asian="宋体"/>
    </style:style>
    <style:style style:name="T2" style:family="text">
      <style:text-properties fo:color="#000000" loext:opacity="100%" fo:font-size="7.5pt" style:font-size-asian="7.5pt" style:font-size-complex="7.5pt"/>
    </style:style>
    <style:style style:name="T3" style:family="text">
      <style:text-properties style:font-name="Times New Roman" fo:background-color="#ffff00" loext:char-shading-value="0" style:font-name-asian="宋体"/>
    </style:style>
    <style:style style:name="T4" style:family="text">
      <style:text-properties style:text-line-through-style="solid" style:text-line-through-type="single"/>
    </style:style>
    <style:style style:name="T5" style:family="text">
      <style:text-properties fo:color="#81aca6" loext:opacity="100%"/>
    </style:style>
    <style:style style:name="T6" style:family="text">
      <style:text-properties fo:color="#81aca6" loext:opacity="100%" fo:font-style="italic" style:font-style-asian="italic" style:font-style-complex="italic"/>
    </style:style>
    <style:style style:name="T7" style:family="text">
      <style:text-properties fo:color="#81aca6" loext:opacity="100%" fo:font-style="italic" officeooo:rsid="001fa5af" style:font-style-asian="italic" style:font-style-complex="italic"/>
    </style:style>
    <style:style style:name="T8" style:family="text">
      <style:text-properties fo:color="#81aca6" loext:opacity="100%" fo:font-style="italic" officeooo:rsid="002142ea" style:font-style-asian="italic" style:font-style-complex="italic"/>
    </style:style>
    <style:style style:name="T9" style:family="text">
      <style:text-properties fo:font-size="10.5pt" fo:background-color="#f7f7f7" loext:char-shading-value="0" style:font-size-asian="10.5pt"/>
    </style:style>
    <style:style style:name="T10" style:family="text">
      <style:text-properties style:rfc-language-tag-asian="zh-Hans" style:language-asian="zh" style:script-asian="Hans"/>
    </style:style>
    <style:style style:name="T11" style:family="text">
      <style:text-properties style:font-name="Fira Code Regular" style:rfc-language-tag-asian="zh-Hans" style:language-asian="zh" style:script-asian="Hans" style:font-name-complex="Fira Code Regular1"/>
    </style:style>
    <style:style style:name="T12" style:family="text">
      <style:text-properties style:font-name="Fira Code Regular" style:font-name-complex="Fira Code Regular1"/>
    </style:style>
    <style:style style:name="T13" style:family="text">
      <style:text-properties fo:font-weight="bold" style:font-weight-asian="bold" style:font-weight-complex="bold"/>
    </style:style>
    <style:style style:name="T14" style:family="text">
      <style:text-properties fo:color="#808080" loext:opacity="100%"/>
    </style:style>
    <style:style style:name="T15" style:family="text">
      <style:text-properties fo:color="#808080" loext:opacity="100%" style:rfc-language-tag-asian="zh-Hans" style:language-asian="zh" style:script-asian="Hans"/>
    </style:style>
    <style:style style:name="T16" style:family="text">
      <style:text-properties style:font-name="Segoe UI" style:rfc-language-tag-asian="zh-Hans" style:language-asian="zh" style:script-asian="Hans" style:font-name-complex="Segoe UI1" style:font-size-complex="10.5pt"/>
    </style:style>
    <style:style style:name="T17" style:family="text">
      <style:text-properties officeooo:rsid="001fa5af"/>
    </style:style>
    <style:style style:name="T18" style:family="text">
      <style:text-properties officeooo:rsid="002142ea"/>
    </style:style>
    <style:style style:name="T19" style:family="text">
      <style:text-properties officeooo:rsid="002322be"/>
    </style:style>
    <style:style style:name="T20" style:family="text">
      <style:text-properties officeooo:rsid="002454a9"/>
    </style:style>
    <style:style style:name="T21" style:family="text">
      <style:text-properties officeooo:rsid="0024f2a8"/>
    </style:style>
    <style:style style:name="T22" style:family="text">
      <style:text-properties fo:color="#c586c0" loext:opacity="100%"/>
    </style:style>
    <style:style style:name="T23" style:family="text">
      <style:text-properties fo:color="#c586c0" loext:opacity="100%" officeooo:rsid="00322d26"/>
    </style:style>
    <style:style style:name="T24" style:family="text">
      <style:text-properties fo:color="#c586c0" loext:opacity="100%" style:font-name="Droid Sans Mono" fo:font-size="10.5pt" fo:font-weight="normal" fo:background-color="#1f1f1f" loext:char-shading-value="0"/>
    </style:style>
    <style:style style:name="T25" style:family="text">
      <style:text-properties fo:color="#ce9178" loext:opacity="100%"/>
    </style:style>
    <style:style style:name="T26" style:family="text">
      <style:text-properties fo:color="#ce9178" loext:opacity="100%" style:font-name="Droid Sans Mono" fo:font-size="10.5pt" fo:font-weight="normal" fo:background-color="#1f1f1f" loext:char-shading-value="0"/>
    </style:style>
    <style:style style:name="T27" style:family="text">
      <style:text-properties fo:color="#ce9178" loext:opacity="100%" officeooo:rsid="00333b14"/>
    </style:style>
    <style:style style:name="T28" style:family="text">
      <style:text-properties fo:color="#569cd6" loext:opacity="100%"/>
    </style:style>
    <style:style style:name="T29" style:family="text">
      <style:text-properties fo:color="#569cd6" loext:opacity="100%" officeooo:rsid="00322d26"/>
    </style:style>
    <style:style style:name="T30" style:family="text">
      <style:text-properties fo:color="#569cd6" loext:opacity="100%" style:font-name="Droid Sans Mono" fo:font-size="10.5pt" fo:font-weight="normal" fo:background-color="#1f1f1f" loext:char-shading-value="0"/>
    </style:style>
    <style:style style:name="T31" style:family="text">
      <style:text-properties fo:color="#569cd6" loext:opacity="100%" officeooo:rsid="00333b14"/>
    </style:style>
    <style:style style:name="T32" style:family="text">
      <style:text-properties fo:color="#cccccc" loext:opacity="100%" style:font-name="Droid Sans Mono" fo:font-size="10.5pt" fo:font-weight="normal" fo:background-color="#1f1f1f" loext:char-shading-value="0"/>
    </style:style>
    <style:style style:name="T33" style:family="text">
      <style:text-properties fo:color="#dcdcaa" loext:opacity="100%"/>
    </style:style>
    <style:style style:name="T34" style:family="text">
      <style:text-properties fo:color="#dcdcaa" loext:opacity="100%" style:font-name="Droid Sans Mono" fo:font-size="10.5pt" fo:font-weight="normal" fo:background-color="#1f1f1f" loext:char-shading-value="0"/>
    </style:style>
    <style:style style:name="T35" style:family="text">
      <style:text-properties fo:color="#9cdcfe" loext:opacity="100%"/>
    </style:style>
    <style:style style:name="T36" style:family="text">
      <style:text-properties fo:color="#9cdcfe" loext:opacity="100%" officeooo:rsid="002f82c5"/>
    </style:style>
    <style:style style:name="T37" style:family="text">
      <style:text-properties fo:color="#9cdcfe" loext:opacity="100%" style:font-name="Droid Sans Mono" fo:font-size="10.5pt" fo:font-weight="normal" fo:background-color="#1f1f1f" loext:char-shading-value="0"/>
    </style:style>
    <style:style style:name="T38" style:family="text">
      <style:text-properties fo:color="#9cdcfe" loext:opacity="100%" style:font-name="Droid Sans Mono" fo:font-size="10.5pt" fo:font-weight="normal" officeooo:rsid="0034b4aa" fo:background-color="#1f1f1f" loext:char-shading-value="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b5cea8" loext:opacity="100%"/>
    </style:style>
    <style:style style:name="T42" style:family="text">
      <style:text-properties fo:color="#d7ba7d" loext:opacity="100%"/>
    </style:style>
    <style:style style:name="T43" style:family="text">
      <style:text-properties fo:color="#6a9955" loext:opacity="100%"/>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dash" draw:stroke-dash="Dash_20_Dot_20_1" svg:stroke-width="0.035cm" svg:stroke-color="#43729d" draw:stroke-linejoin="round" draw:fill="solid" draw:fill-color="#d9d9d9" draw:textarea-vertical-align="top" draw:auto-grow-height="false" fo:min-height="0.967cm" fo:min-width="14.515cm" fo:padding-top="0.127cm" fo:padding-bottom="0.127cm" fo:padding-left="0.254cm" fo:padding-right="0.254cm" fo:wrap-option="wrap" fo:margin-left="0cm" fo:margin-right="0.042cm" fo:margin-top="0cm" fo:margin-bottom="0.051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UPT <text:span text:style-name="T1">SE</text:span> ICP Quiz -- Unit 0<text:span text:style-name="T1">2</text:span> How to do the repeat</text:p>
      <text:p text:style-name="Title"><draw:custom-shape text:anchor-type="as-char" draw:z-index="9" draw:name="形状1" draw:style-name="gr1" draw:text-style-name="P33" svg:width="15.022cm" svg:height="1.22cm"><text:p text:style-name="P24">If you are using LLM to help you in this quiz, you MUST write down 1) the name of the LLM and 2) the PROMPTS. Otherwise, you will get zero score if the instructor finds that you are using LLM.</text:p><text:p text:style-name="Frame_20_contents"><text:span text:style-name="T2">You may use the following table as a template, putting the table down to the title of each ques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able:table table:name="表格1" table:style-name="表格1">
        <table:table-column table:style-name="表格1.A"/>
        <table:table-column table:style-name="表格1.B"/>
        <table:table-row table:style-name="表格1.1">
          <table:table-cell table:style-name="表格1.A1" office:value-type="string">
            <text:p text:style-name="P23">Name of LLM</text:p>
          </table:table-cell>
          <table:table-cell table:style-name="表格1.B1" office:value-type="string">
            <text:p text:style-name="P23">Prompts</text:p>
          </table:table-cell>
        </table:table-row>
        <table:table-row table:style-name="表格1.2">
          <table:table-cell table:style-name="表格1.A2" office:value-type="string">
            <text:p text:style-name="P22">NO LLM USED</text:p>
          </table:table-cell>
          <table:table-cell table:style-name="表格1.B2" office:value-type="string">
            <text:p text:style-name="P21"/>
          </table:table-cell>
        </table:table-row>
      </table:table>
      <text:h text:style-name="Heading_20_1" text:outline-level="1">The three ways to do repeat in C programming language are ___<text:span text:style-name="T3">while{}</text:span>___, ___<text:span text:style-name="T3">for(;;){}</text:span>___ and <text:s/>____<text:span text:style-name="T3">do{}while();</text:span>_____.</text:h>
      <text:h text:style-name="Heading_20_1" text:outline-level="1">[ <text:s/>F <text:s/>] T/F: In a for loop, when the test condition is true, the loop will stop.</text:h>
      <text:h text:style-name="Heading_20_1" text:outline-level="1">[ <text:s/>F <text:s/>] T/F: The construction <text:span text:style-name="代码">17;</text:span> is a legal statement in C, and it is<text:span text:style-name="T4"> useful.</text:span> [RQ1, pp101]</text:h>
      <text:h text:style-name="Heading_20_1" text:outline-level="1">Why do we need information coding when inputing or displaying all kinds of characters?</text:h>
      <text:p text:style-name="Standard"><text:tab/>My Answer: To make sure the characters is well stored and avoiding the characters is too big that causes overflow.</text:p>
      <text:p text:style-name="Standard"/>
      <text:h text:style-name="Heading_20_1" text:outline-level="1">What is the character at the 13rd position in ASCII table? What is the meaning of this character?</text:h>
      <text:p text:style-name="Standard"><text:tab/>My Answer: \n(<text:span text:style-name="T6">CR (Carriage Return),referring to CSDN</text:span>); Means to change the cursor to the next line.</text:p>
      <text:p text:style-name="Standard"/>
      <text:h text:style-name="Heading_20_1" text:outline-level="1">The distance of character ‘A’ and ‘a’ is _____32_____.</text:h>
      <text:p text:style-name="Standard"><text:tab/><text:tab/><text:span text:style-name="T6">//97-65</text:span></text:p>
      <text:h text:style-name="Heading_20_1" text:outline-level="1">The chinese character of your family name is ___<text:span text:style-name="T9">侯</text:span>____. The UTF-8 code of your family name is _______ e4 be af_________ (use hex number to represent the code)</text:h>
      <text:p text:style-name="Standard"><text:tab/><text:tab/><text:span text:style-name="T5">//</text:span><text:span text:style-name="T6"> Haven’t download </text:span><text:span text:style-name="T8">C</text:span><text:span text:style-name="T6">hinese </text:span><text:span text:style-name="T7">IME</text:span><text:span text:style-name="T6"> yet… using zi.tools to solve this… </text:span></text:p>
      <text:h text:style-name="Heading_20_1" text:outline-level="1">Describe the effect of the following statement, assuming that i, j, and k are declared as integer variables: <text:span text:style-name="代码">i = (j + 4) * (k = 16);</text:span> <text:s/>[RQ2, pp101]</text:h>
      <text:p text:style-name="Standard"><text:tab/><text:span text:style-name="T17">In this statement, the k is firstly </text:span><text:span text:style-name="T18">assigned to 16, and i equals to 16*j + 64( j needs to be assigned before this to make sure this code could be compiled, (but it seems that C99 could assign j after this statement))</text:span></text:p>
      <text:p text:style-name="Standard"/>
      <text:h text:style-name="Heading_20_1" text:outline-level="1">What is the purpose of each of the three expressions that appear in the control line of a for statement? [RQ20, pp102]</text:h>
      <text:p text:style-name="Standard"><text:tab/><text:span text:style-name="T18">The first part is the initialization, a variable ( “i” for example) will be declared when the initialization is running. The second part is the test-condition, to limit the code in the {} to be repeated as much as programmer want. The last expression is the increment, </text:span><text:span text:style-name="T19">means the variable to increase so the loop could run well.</text:span></text:p>
      <text:p text:style-name="Standard"/>
      <text:h text:style-name="Heading_20_1" text:outline-level="1"><text:soft-page-break/>What for loop control line would you use in each of the following situations: <text:s/>[RQ21, pp102]<text:line-break/>[ <text:s/><text:span text:style-name="T19">A</text:span> <text:s/>] <text:s/>a) Counting form 1 to 100.<text:line-break/>[ <text:s/><text:span text:style-name="T20">B</text:span> <text:s/>] <text:s/>b) Counting by sevens starting at 0 until the number has more than two digits.<text:line-break/>[ <text:s/><text:span text:style-name="T19">A</text:span> <text:s/>] <text:s/>c) Counting backward by twos form 100 to 0.<text:line-break/>A. for loop; <text:s/>B. while loop; <text:s/>C. do-while loop;</text:h>
      <text:h text:style-name="Heading_20_1" text:outline-level="1">Why is it best to avoid using a floating-point variable as the index variable in a for loop? [RQ22, pp102]</text:h>
      <text:p text:style-name="Standard"><text:tab/><text:span text:style-name="T21">The floating-point variable takes more bytes than int, and all these numbers after “.” is obviously inconvinient and may make the code uneasy to read. (Also, if just write “ float i = 1”,the 1 would be firstly storaged as an int, making “float” more useless)</text:span></text:p>
      <text:p text:style-name="Standard"/>
      <text:p text:style-name="P25">Please implement the following 3 quizzes with for, while and do-while:</text:p>
      <text:h text:style-name="Heading_20_1" text:outline-level="1"><text:span text:style-name="T10">Print Integers from 1 to N:</text:span> <text:span text:style-name="T10">Write a program that uses a loop to print integers from 1 to N, where N is a positive integer entered by the user.</text:span></text:h>
      <text:p text:style-name="P26">For Version</text:p>
      <text:p text:style-name="P10"><text:span text:style-name="T22">#include</text:span><text:span text:style-name="T25">&lt;stdio.h&gt;</text:span></text:p>
      <text:p text:style-name="P11"><text:span text:style-name="T28">int</text:span> <text:span text:style-name="T33">main</text:span>(<text:span text:style-name="T28">void</text:span>){</text:p>
      <text:p text:style-name="P11"><text:span text:style-name="T28"><text:s text:c="4"/>int</text:span> <text:span text:style-name="T35">N</text:span>;</text:p>
      <text:p text:style-name="P11"><text:span text:style-name="T33"><text:s text:c="4"/>printf</text:span>(<text:span text:style-name="T25">"Please enter a number: "</text:span>);</text:p>
      <text:p text:style-name="P11"><text:span text:style-name="T33"><text:s text:c="4"/>scanf</text:span>(<text:span text:style-name="T25">"</text:span><text:span text:style-name="T35">%d</text:span><text:span text:style-name="T25">"</text:span>,<text:span text:style-name="T39">&amp;</text:span><text:span text:style-name="T35">N</text:span>);</text:p>
      <text:p text:style-name="P11"><text:span text:style-name="T22"><text:s text:c="4"/>for</text:span>(<text:span text:style-name="T28">int</text:span> <text:span text:style-name="T35">i</text:span> <text:span text:style-name="T39">=</text:span> <text:span text:style-name="T41">1</text:span>; <text:span text:style-name="T35">i</text:span> <text:span text:style-name="T39">&lt;=</text:span> <text:span text:style-name="T35">N</text:span>; <text:span text:style-name="T35">i</text:span><text:span text:style-name="T39">++</text:span>){</text:p>
      <text:p text:style-name="P11"><text:span text:style-name="T33"><text:s text:c="8"/>printf</text:span>(<text:span text:style-name="T25">"</text:span><text:span text:style-name="T35">%d</text:span><text:span text:style-name="T42">\n</text:span><text:span text:style-name="T25">"</text:span>, <text:span text:style-name="T35">i</text:span>);</text:p>
      <text:p text:style-name="P11"><text:s text:c="4"/>}</text:p>
      <text:p text:style-name="P11"><text:span text:style-name="T22"><text:s text:c="4"/>return</text:span> <text:span text:style-name="T41">0</text:span>;</text:p>
      <text:p text:style-name="P11">}</text:p>
      <text:p text:style-name="P12">While Version</text:p>
      <text:p text:style-name="P11"><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i</text:span> <text:span text:style-name="T39">=</text:span> <text:span text:style-name="T41">1</text:span>, <text:span text:style-name="T35">N</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while</text:span>(<text:span text:style-name="T35">i</text:span> <text:span text:style-name="T39">&lt;=</text:span> <text:span text:style-name="T35">N</text:span>){</text:p>
      <text:p text:style-name="P8"><text:span text:style-name="T33"><text:s text:c="8"/>printf</text:span>(<text:span text:style-name="T25">"</text:span><text:span text:style-name="T35">%d</text:span><text:span text:style-name="T42">\n</text:span><text:span text:style-name="T25">"</text:span>, <text:span text:style-name="T35">i</text:span>);</text:p>
      <text:p text:style-name="P8"><text:span text:style-name="T35"><text:s text:c="8"/>i</text:span><text:span text:style-name="T39">++</text:span>;</text:p>
      <text:p text:style-name="P8"><text:s text:c="4"/>}</text:p>
      <text:p text:style-name="P8"><text:span text:style-name="T22"><text:s text:c="4"/>return</text:span> <text:span text:style-name="T41">0</text:span>;</text:p>
      <text:p text:style-name="P8">}</text:p>
      <text:p text:style-name="P13">Do-While Version</text:p>
      <text:p text:style-name="P8"><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i</text:span> <text:span text:style-name="T39">=</text:span> <text:span text:style-name="T41">1</text:span>, <text:span text:style-name="T35">N</text:span>;</text:p>
      <text:p text:style-name="P8"><text:span text:style-name="T33"><text:s text:c="4"/>printf</text:span>(<text:span text:style-name="T25">"Please enter a number: "</text:span>);</text:p>
      <text:p text:style-name="P8"><text:soft-page-break/><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do</text:span> {<text:span text:style-name="T33">printf</text:span>(<text:span text:style-name="T25">"</text:span><text:span text:style-name="T35">%d</text:span><text:span text:style-name="T42">\n</text:span><text:span text:style-name="T25">"</text:span>, <text:span text:style-name="T35">i</text:span>);</text:p>
      <text:p text:style-name="P8"><text:span text:style-name="T35"><text:s text:c="4"/>i</text:span><text:span text:style-name="T39">++</text:span>;</text:p>
      <text:p text:style-name="P8"><text:s text:c="4"/>}<text:span text:style-name="T22">while</text:span>(<text:span text:style-name="T35">i</text:span> <text:span text:style-name="T39">&lt;=</text:span> <text:span text:style-name="T35">N</text:span>);</text:p>
      <text:p text:style-name="P8"><text:span text:style-name="T22"><text:s text:c="4"/>return</text:span> <text:span text:style-name="T41">0</text:span>;</text:p>
      <text:p text:style-name="P8">}</text:p>
      <text:h text:style-name="Heading_20_1" text:outline-level="1"><text:span text:style-name="T10">Calculate the Sum of Integers from 1 to N:</text:span> <text:span text:style-name="T10">Modify the previous program to calculate the sum of all integers from 1 to N and print the result.</text:span></text:h>
      <text:p text:style-name="P27">FOR VERSION</text:p>
      <text:p text:style-name="P9"><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N</text:span>, <text:span text:style-name="T35">sum</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for</text:span>(<text:span text:style-name="T28">int</text:span> <text:span text:style-name="T35">i</text:span> <text:span text:style-name="T39">=</text:span> <text:span text:style-name="T41">1</text:span>; <text:span text:style-name="T35">i</text:span> <text:span text:style-name="T39">&lt;=</text:span> <text:span text:style-name="T35">N</text:span>; <text:span text:style-name="T35">i</text:span><text:span text:style-name="T39">++</text:span>){</text:p>
      <text:p text:style-name="P8"><text:span text:style-name="T35"><text:s text:c="8"/>sum</text:span> <text:span text:style-name="T39">+=</text:span> <text:span text:style-name="T35">i</text:span>;</text:p>
      <text:p text:style-name="P8"><text:s text:c="4"/>}</text:p>
      <text:p text:style-name="P8"><text:span text:style-name="T33"><text:s text:c="4"/>printf</text:span>(<text:span text:style-name="T25">"The sum is </text:span><text:span text:style-name="T35">%d</text:span><text:span text:style-name="T42">\n</text:span><text:span text:style-name="T25">"</text:span>,<text:span text:style-name="T35">sum</text:span>);</text:p>
      <text:p text:style-name="P8"><text:span text:style-name="T22">return</text:span> <text:span text:style-name="T41">0</text:span>;</text:p>
      <text:p text:style-name="P8">}</text:p>
      <text:p text:style-name="P14">WHILE VERSION</text:p>
      <text:p text:style-name="P8"><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i</text:span> <text:span text:style-name="T39">=</text:span> <text:span text:style-name="T41">1</text:span>, <text:span text:style-name="T35">N</text:span>, <text:span text:style-name="T35">sum</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while</text:span>(<text:span text:style-name="T35">i</text:span> <text:span text:style-name="T39">&lt;=</text:span> <text:span text:style-name="T35">N</text:span>){</text:p>
      <text:p text:style-name="P8"><text:span text:style-name="T35"><text:s text:c="8"/>sum</text:span> <text:span text:style-name="T39">+=</text:span> <text:span text:style-name="T35">i</text:span>;</text:p>
      <text:p text:style-name="P8"><text:span text:style-name="T35"><text:s text:c="8"/>i</text:span><text:span text:style-name="T39">++</text:span>;</text:p>
      <text:p text:style-name="P8"><text:s text:c="4"/>}</text:p>
      <text:p text:style-name="P8"><text:span text:style-name="T33"><text:s text:c="4"/>printf</text:span>(<text:span text:style-name="T25">"The sum is </text:span><text:span text:style-name="T35">%d</text:span><text:span text:style-name="T42">\n</text:span><text:span text:style-name="T25">"</text:span>,<text:span text:style-name="T35">sum</text:span>);</text:p>
      <text:p text:style-name="P8"><text:span text:style-name="T22"><text:s text:c="4"/>return</text:span> <text:span text:style-name="T41">0</text:span>;</text:p>
      <text:p text:style-name="P8">}</text:p>
      <text:p text:style-name="P14">DO-WHILE version</text:p>
      <text:p text:style-name="P8"><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i</text:span> <text:span text:style-name="T39">=</text:span> <text:span text:style-name="T41">1</text:span>, <text:span text:style-name="T35">N</text:span>, <text:span text:style-name="T35">sum</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do</text:span>{</text:p>
      <text:p text:style-name="P8"><text:soft-page-break/><text:span text:style-name="T35"><text:s text:c="8"/>sum</text:span> <text:span text:style-name="T39">+=</text:span> <text:span text:style-name="T35">i</text:span>;</text:p>
      <text:p text:style-name="P8"><text:span text:style-name="T35"><text:s text:c="8"/>i</text:span><text:span text:style-name="T39">++</text:span>;</text:p>
      <text:p text:style-name="P8"><text:s text:c="4"/>}<text:span text:style-name="T22">while</text:span>(<text:span text:style-name="T35">i</text:span> <text:span text:style-name="T39">&lt;=</text:span> <text:span text:style-name="T35">N</text:span>);</text:p>
      <text:p text:style-name="P8"><text:span text:style-name="T33"><text:s text:c="4"/>printf</text:span>(<text:span text:style-name="T25">"The sum is </text:span><text:span text:style-name="T35">%d</text:span><text:span text:style-name="T42">\n</text:span><text:span text:style-name="T25">"</text:span>,<text:span text:style-name="T35">sum</text:span>);</text:p>
      <text:p text:style-name="P8"><text:span text:style-name="T22"><text:s text:c="4"/>return</text:span> <text:span text:style-name="T41">0</text:span>;</text:p>
      <text:p text:style-name="P8">}</text:p>
      <text:h text:style-name="Heading_20_1" text:outline-level="1"><text:span text:style-name="T10">Calculate the Factorial of N:</text:span> <text:span text:style-name="T10">Write a program that uses a loop to calculate the factorial of a positive integer N entered by the user and print the result. Factorial is defined as N! = 1 * 2 * 3 * ... * N.</text:span></text:h>
      <text:p text:style-name="P28">For VERSION</text:p>
      <text:p text:style-name="P9"><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N</text:span>, <text:span text:style-name="T35">factorial</text:span> <text:span text:style-name="T39">=</text:span> <text:span text:style-name="T41">1</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for</text:span>(<text:span text:style-name="T28">int</text:span> <text:span text:style-name="T35">i</text:span> <text:span text:style-name="T39">=</text:span> <text:span text:style-name="T41">1</text:span>; <text:span text:style-name="T35">i</text:span> <text:span text:style-name="T39">&lt;=</text:span> <text:span text:style-name="T35">N</text:span>; <text:span text:style-name="T35">i</text:span><text:span text:style-name="T39">++</text:span>){</text:p>
      <text:p text:style-name="P8"><text:span text:style-name="T35"><text:s text:c="8"/>factorial</text:span> <text:span text:style-name="T39">*=</text:span> <text:span text:style-name="T35">i</text:span>;</text:p>
      <text:p text:style-name="P8"><text:s text:c="4"/>}</text:p>
      <text:p text:style-name="P8"><text:span text:style-name="T33"><text:s text:c="4"/>printf</text:span>(<text:span text:style-name="T25">"The factorial is </text:span><text:span text:style-name="T35">%d</text:span><text:span text:style-name="T42">\n</text:span><text:span text:style-name="T25">"</text:span>,<text:span text:style-name="T35">factorial</text:span>);</text:p>
      <text:p text:style-name="P8"><text:span text:style-name="T22"><text:s text:c="4"/>return</text:span> <text:span text:style-name="T41">0</text:span>;</text:p>
      <text:p text:style-name="P8">}</text:p>
      <text:p text:style-name="P15">WHILE VERSION</text:p>
      <text:p text:style-name="P8"><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i</text:span> <text:span text:style-name="T39">=</text:span> <text:span text:style-name="T41">1</text:span>, <text:span text:style-name="T35">N</text:span>, <text:span text:style-name="T35">factorial</text:span> <text:span text:style-name="T39">=</text:span> <text:span text:style-name="T41">1</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while</text:span>(<text:span text:style-name="T35">i</text:span> <text:span text:style-name="T39">&lt;=</text:span> <text:span text:style-name="T35">N</text:span>){</text:p>
      <text:p text:style-name="P8"><text:span text:style-name="T35"><text:s text:c="8"/>factorial</text:span> <text:span text:style-name="T39">*=</text:span> <text:span text:style-name="T35">i</text:span>;</text:p>
      <text:p text:style-name="P8"><text:span text:style-name="T35"><text:s text:c="8"/>i</text:span><text:span text:style-name="T39">++</text:span>;</text:p>
      <text:p text:style-name="P8"><text:s text:c="4"/>}</text:p>
      <text:p text:style-name="P8"><text:span text:style-name="T33"><text:s text:c="4"/>printf</text:span>(<text:span text:style-name="T25">"The factorial is </text:span><text:span text:style-name="T35">%d</text:span><text:span text:style-name="T42">\n</text:span><text:span text:style-name="T25">"</text:span>,<text:span text:style-name="T35">factorial</text:span>);</text:p>
      <text:p text:style-name="P8"><text:span text:style-name="T22"><text:s text:c="4"/>return</text:span> <text:span text:style-name="T41">0</text:span>;</text:p>
      <text:p text:style-name="P8">}</text:p>
      <text:p text:style-name="P16">DO-WHILE VERSION</text:p>
      <text:p text:style-name="P8"><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i</text:span> <text:span text:style-name="T39">=</text:span> <text:span text:style-name="T41">1</text:span>, <text:span text:style-name="T35">N</text:span>, <text:span text:style-name="T35">factorial</text:span> <text:span text:style-name="T39">=</text:span> <text:span text:style-name="T41">1</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oft-page-break/><text:span text:style-name="T22"><text:s text:c="4"/>do</text:span>{</text:p>
      <text:p text:style-name="P8"><text:span text:style-name="T35"><text:s text:c="9"/>factorial</text:span> <text:span text:style-name="T39">*=</text:span> <text:span text:style-name="T35">i</text:span>;</text:p>
      <text:p text:style-name="P8"><text:span text:style-name="T35"><text:s text:c="9"/>i</text:span><text:span text:style-name="T39">++</text:span>;</text:p>
      <text:p text:style-name="P8"><text:s text:c="4"/>}<text:span text:style-name="T22">while</text:span>(<text:span text:style-name="T35">i</text:span> <text:span text:style-name="T39">&lt;=</text:span> <text:span text:style-name="T35">N</text:span>);</text:p>
      <text:p text:style-name="P8"><text:span text:style-name="T33"><text:s text:c="4"/>printf</text:span>(<text:span text:style-name="T25">"The factorial is </text:span><text:span text:style-name="T35">%d</text:span><text:span text:style-name="T42">\n</text:span><text:span text:style-name="T25">"</text:span>,<text:span text:style-name="T35">factorial</text:span>);</text:p>
      <text:p text:style-name="P8"><text:span text:style-name="T22"><text:s text:c="4"/>return</text:span> <text:span text:style-name="T41">0</text:span>;</text:p>
      <text:p text:style-name="P8">}</text:p>
      <text:h text:style-name="P32" text:outline-level="1">打印乘法表：</text:h>
      <text:p text:style-name="Standard"><text:span text:style-name="T10">编写一个程序，使用嵌套循环打印出一个乘法表，从1乘到N，其中N是用户输入的正整数。例如，如果用户输入N为5，程序应该打印出以下乘法表（</text:span>可能需要嵌套的循环<text:span text:style-name="T10">）：</text:span></text:p>
      <text:p text:style-name="Standard"><text:span text:style-name="T11">1 </text:span><text:span text:style-name="T12"><text:s/></text:span><text:span text:style-name="T11">2 </text:span><text:span text:style-name="T12"><text:s/></text:span><text:span text:style-name="T11">3 </text:span><text:span text:style-name="T12"><text:s/></text:span><text:span text:style-name="T11">4 </text:span><text:span text:style-name="T12"><text:s/></text:span><text:span text:style-name="T11">5</text:span></text:p>
      <text:p text:style-name="Standard"><text:span text:style-name="T11">2 </text:span><text:span text:style-name="T12"><text:s/></text:span><text:span text:style-name="T11">4 </text:span><text:span text:style-name="T12"><text:s/></text:span><text:span text:style-name="T11">6 </text:span><text:span text:style-name="T12"><text:s/></text:span><text:span text:style-name="T11">8 </text:span><text:span text:style-name="T12"><text:s/></text:span><text:span text:style-name="T11">10</text:span></text:p>
      <text:p text:style-name="Standard"><text:span text:style-name="T11">3 </text:span><text:span text:style-name="T12"><text:s/></text:span><text:span text:style-name="T11">6 </text:span><text:span text:style-name="T12"><text:s/></text:span><text:span text:style-name="T11">9 </text:span><text:span text:style-name="T12"><text:s/></text:span><text:span text:style-name="T11">12 15</text:span></text:p>
      <text:p text:style-name="Standard"><text:span text:style-name="T11">4 </text:span><text:span text:style-name="T12"><text:s/></text:span><text:span text:style-name="T11">8 </text:span><text:span text:style-name="T12"><text:s/></text:span><text:span text:style-name="T11">12 16 20</text:span></text:p>
      <text:p text:style-name="Standard"><text:span text:style-name="T11">5 </text:span><text:span text:style-name="T12"><text:s/></text:span><text:span text:style-name="T11">10 15 20 25</text:span></text:p>
      <text:p text:style-name="P4"/>
      <text:p text:style-name="P29">FOR VERSION</text:p>
      <text:p text:style-name="P9"><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N</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for</text:span>(<text:span text:style-name="T28">int</text:span> <text:span text:style-name="T35">i</text:span><text:span text:style-name="T39">=</text:span><text:span text:style-name="T41">1</text:span>;<text:span text:style-name="T35">i</text:span><text:span text:style-name="T39">&lt;=</text:span><text:span text:style-name="T35">N</text:span>;<text:span text:style-name="T35">i</text:span><text:span text:style-name="T39">++</text:span>){</text:p>
      <text:p text:style-name="P8"><text:span text:style-name="T22"><text:s text:c="8"/>for</text:span>(<text:span text:style-name="T28">int</text:span> <text:span text:style-name="T35">j</text:span><text:span text:style-name="T39">=</text:span><text:span text:style-name="T41">1</text:span>;<text:span text:style-name="T35">j</text:span><text:span text:style-name="T39">&lt;=</text:span><text:span text:style-name="T35">N</text:span>;<text:span text:style-name="T35">j</text:span><text:span text:style-name="T39">++</text:span>){</text:p>
      <text:p text:style-name="P8"><text:span text:style-name="T33"><text:s text:c="8"/>printf</text:span>(<text:span text:style-name="T25">"</text:span><text:span text:style-name="T35">%d</text:span><text:span text:style-name="T25"> "</text:span>,<text:span text:style-name="T35">i</text:span><text:span text:style-name="T39">*</text:span><text:span text:style-name="T35">j</text:span>);</text:p>
      <text:p text:style-name="P8"><text:s text:c="8"/>}</text:p>
      <text:p text:style-name="P8"><text:span text:style-name="T33"><text:s text:c="4"/>printf</text:span>(<text:span text:style-name="T25">"</text:span><text:span text:style-name="T42">\n</text:span><text:span text:style-name="T25">"</text:span>);</text:p>
      <text:p text:style-name="P8"><text:s text:c="4"/>}</text:p>
      <text:p text:style-name="P8"><text:span text:style-name="T22"><text:s text:c="4"/>return</text:span> <text:span text:style-name="T41">0</text:span>;</text:p>
      <text:p text:style-name="P8">}</text:p>
      <text:p text:style-name="P17">WHILE VERSION</text:p>
      <text:p text:style-name="P8"><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i</text:span> <text:span text:style-name="T39">=</text:span> <text:span text:style-name="T41">1</text:span>, <text:span text:style-name="T35">j</text:span> <text:span text:style-name="T39">=</text:span> <text:span text:style-name="T41">1</text:span>,<text:span text:style-name="T35">N</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while</text:span>(<text:span text:style-name="T35">i</text:span><text:span text:style-name="T39">&lt;=</text:span><text:span text:style-name="T35">N</text:span>){</text:p>
      <text:p text:style-name="P8"><text:span text:style-name="T22"><text:s text:c="8"/>while</text:span>(<text:span text:style-name="T35">j</text:span><text:span text:style-name="T39">&lt;=</text:span><text:span text:style-name="T35">N</text:span>){</text:p>
      <text:p text:style-name="P8"><text:span text:style-name="T33"><text:s text:c="12"/>printf</text:span>(<text:span text:style-name="T25">"</text:span><text:span text:style-name="T35">%d</text:span><text:span text:style-name="T25"> "</text:span>,<text:span text:style-name="T35">i</text:span><text:span text:style-name="T39">*</text:span><text:span text:style-name="T35">j</text:span>);</text:p>
      <text:p text:style-name="P8"><text:span text:style-name="T35"><text:s text:c="12"/>j</text:span><text:span text:style-name="T39">++</text:span>;</text:p>
      <text:p text:style-name="P8"><text:soft-page-break/><text:s text:c="8"/>}</text:p>
      <text:p text:style-name="P8"><text:span text:style-name="T35"><text:s text:c="8"/>i</text:span><text:span text:style-name="T39">++</text:span>;</text:p>
      <text:p text:style-name="P8"><text:span text:style-name="T35"><text:s text:c="8"/>j</text:span> <text:span text:style-name="T39">=</text:span> <text:span text:style-name="T41">1</text:span>;</text:p>
      <text:p text:style-name="P8"><text:span text:style-name="T33"><text:s text:c="8"/>printf</text:span>(<text:span text:style-name="T25">"</text:span><text:span text:style-name="T42">\n</text:span><text:span text:style-name="T25">"</text:span>);</text:p>
      <text:p text:style-name="P8"><text:s text:c="4"/>}</text:p>
      <text:p text:style-name="P8"><text:span text:style-name="T22"><text:s text:c="4"/>return</text:span> <text:span text:style-name="T41">0</text:span>;</text:p>
      <text:p text:style-name="P8">}</text:p>
      <text:p text:style-name="P18">DO-WHILE VERSION</text:p>
      <text:p text:style-name="P8"><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i</text:span> <text:span text:style-name="T39">=</text:span> <text:span text:style-name="T41">1</text:span>, <text:span text:style-name="T35">j</text:span> <text:span text:style-name="T39">=</text:span> <text:span text:style-name="T41">1</text:span>,<text:span text:style-name="T35">N</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do</text:span> {</text:p>
      <text:p text:style-name="P8"><text:span text:style-name="T22"><text:s text:c="8"/>do</text:span> {</text:p>
      <text:p text:style-name="P8"><text:span text:style-name="T33"><text:s text:c="12"/>printf</text:span>(<text:span text:style-name="T25">"</text:span><text:span text:style-name="T35">%d</text:span><text:span text:style-name="T25"> "</text:span>, <text:span text:style-name="T35">i</text:span><text:span text:style-name="T39">*</text:span><text:span text:style-name="T35">j</text:span>);</text:p>
      <text:p text:style-name="P8"><text:span text:style-name="T35"><text:s text:c="12"/>j</text:span><text:span text:style-name="T39">++</text:span>;</text:p>
      <text:p text:style-name="P8"><text:s text:c="8"/>} <text:span text:style-name="T22">while</text:span> (<text:span text:style-name="T35">j</text:span> <text:span text:style-name="T39">&lt;=</text:span> <text:span text:style-name="T35">N</text:span>);</text:p>
      <text:p text:style-name="P8"><text:span text:style-name="T35"><text:s text:c="8"/>i</text:span><text:span text:style-name="T39">++</text:span>;</text:p>
      <text:p text:style-name="P8"><text:span text:style-name="T35"><text:s text:c="8"/>j</text:span> <text:span text:style-name="T39">=</text:span> <text:span text:style-name="T41">1</text:span>;</text:p>
      <text:p text:style-name="P8"><text:span text:style-name="T33"><text:s text:c="8"/>printf</text:span>(<text:span text:style-name="T25">"</text:span><text:span text:style-name="T42">\n</text:span><text:span text:style-name="T25">"</text:span>);</text:p>
      <text:p text:style-name="P8"><text:s text:c="4"/>} <text:span text:style-name="T22">while</text:span> (<text:span text:style-name="T35">i</text:span> <text:span text:style-name="T39">&lt;=</text:span> <text:span text:style-name="T35">N</text:span>);</text:p>
      <text:p text:style-name="P8"><text:span text:style-name="T22"><text:s text:c="4"/>return</text:span> <text:span text:style-name="T41">0</text:span>;</text:p>
      <text:p text:style-name="P8">}</text:p>
      <text:h text:style-name="P32" text:outline-level="1">计算阶乘和：</text:h>
      <text:p text:style-name="P4">编写一个程序，使用嵌套循环计算并打印出1到N的所有正整数的阶乘和，其中N是用户输入的正整数。阶乘和是指1! + 2! + 3! + ... + N! 的总和。</text:p>
      <text:p text:style-name="P4"/>
      <text:p text:style-name="P30">FOR VERSION</text:p>
      <text:p text:style-name="P9"><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N</text:span>, <text:span text:style-name="T35">f</text:span> <text:span text:style-name="T39">=</text:span> <text:span text:style-name="T41">1</text:span>;<text:span text:style-name="T43"> /*f for Factorial*/</text:span></text:p>
      <text:p text:style-name="P8"><text:span text:style-name="T28"><text:s text:c="4"/>long</text:span> <text:span text:style-name="T28">long</text:span> <text:span text:style-name="T35">sum</text:span> <text:span text:style-name="T39">=</text:span> <text:span text:style-name="T41">0</text:span>;<text:span text:style-name="T43"> // Cauz when I tried to run it ,I found that the sum exceeded the range of int</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for</text:span>(<text:span text:style-name="T28">int</text:span> <text:span text:style-name="T35">k</text:span> <text:span text:style-name="T39">=</text:span> <text:span text:style-name="T41">1</text:span>; <text:span text:style-name="T35">k</text:span> <text:span text:style-name="T39">&lt;=</text:span> <text:span text:style-name="T35">N</text:span>; <text:span text:style-name="T35">k</text:span><text:span text:style-name="T39">++</text:span>){<text:span text:style-name="T43"> // Loop from 1 to N</text:span></text:p>
      <text:p text:style-name="P8"><text:span text:style-name="T22"><text:s text:c="8"/>for</text:span>(<text:span text:style-name="T28">int</text:span> <text:span text:style-name="T35">i</text:span><text:span text:style-name="T39">=</text:span><text:span text:style-name="T41">1</text:span>;<text:span text:style-name="T35">i</text:span><text:span text:style-name="T39">&lt;=</text:span><text:span text:style-name="T35">k</text:span>;<text:span text:style-name="T35">i</text:span><text:span text:style-name="T39">++</text:span>){<text:span text:style-name="T43"> // Calculate sum of factorials from 1 to k</text:span></text:p>
      <text:p text:style-name="P8"><text:span text:style-name="T22"><text:s text:c="12"/>for</text:span>(<text:span text:style-name="T28">int</text:span> <text:span text:style-name="T35">j</text:span><text:span text:style-name="T39">=</text:span><text:span text:style-name="T41">1</text:span>;<text:span text:style-name="T35">j</text:span><text:span text:style-name="T39">&lt;=</text:span><text:span text:style-name="T35">i</text:span>;<text:span text:style-name="T35">j</text:span><text:span text:style-name="T39">++</text:span>){<text:span text:style-name="T43"> // Calculate factorial of i</text:span></text:p>
      <text:p text:style-name="P8"><text:span text:style-name="T35"><text:s text:c="16"/>f</text:span> <text:span text:style-name="T39">*=</text:span> <text:span text:style-name="T35">j</text:span>;</text:p>
      <text:p text:style-name="P8"><text:soft-page-break/><text:s text:c="12"/>}</text:p>
      <text:p text:style-name="P8"><text:span text:style-name="T35"><text:s text:c="12"/>sum</text:span> <text:span text:style-name="T39">+=</text:span> <text:span text:style-name="T35">f</text:span>;</text:p>
      <text:p text:style-name="P8"><text:span text:style-name="T35"><text:s text:c="12"/>f</text:span> <text:span text:style-name="T39">=</text:span> <text:span text:style-name="T41">1</text:span>;<text:span text:style-name="T43"> // Reset f for next factorial calculation</text:span></text:p>
      <text:p text:style-name="P8"><text:s text:c="8"/>}</text:p>
      <text:p text:style-name="P8"><text:span text:style-name="T33"><text:s text:c="8"/>printf</text:span>(<text:span text:style-name="T25">"</text:span><text:span text:style-name="T35">%</text:span><text:span text:style-name="T36">ll</text:span><text:span text:style-name="T35">d</text:span><text:span text:style-name="T42">\n</text:span><text:span text:style-name="T25">"</text:span>, <text:span text:style-name="T35">sum</text:span>) ; </text:p>
      <text:p text:style-name="P8"><text:s text:c="4"/>}</text:p>
      <text:p text:style-name="P8"><text:span text:style-name="T22"><text:s text:c="4"/>return</text:span> <text:span text:style-name="T41">0</text:span>;</text:p>
      <text:p text:style-name="P8">}</text:p>
      <text:p text:style-name="P19">WHILE VERSION</text:p>
      <text:p text:style-name="P9"><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N</text:span>, <text:span text:style-name="T35">f</text:span> <text:span text:style-name="T39">=</text:span> <text:span text:style-name="T41">1</text:span>;<text:span text:style-name="T43"> /*f for Factorial*/</text:span></text:p>
      <text:p text:style-name="P8"><text:span text:style-name="T28"><text:s text:c="3"/>long</text:span> <text:span text:style-name="T28">long</text:span> <text:span text:style-name="T35">sum</text:span> <text:span text:style-name="T39">=</text:span> <text:span text:style-name="T41">0</text:span>;<text:span text:style-name="T43"> // Cauz when I tried to run it ,I found that the sum exceeded the <text:s text:c="4"/>range of int</text:span></text:p>
      <text:p text:style-name="P8"><text:span text:style-name="T33"><text:s text:c="4"/>printf</text:span>(<text:span text:style-name="T25">"Please enter a number: "</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8"><text:s text:c="4"/>int</text:span> <text:span text:style-name="T35">k</text:span> <text:span text:style-name="T39">=</text:span> <text:span text:style-name="T41">1</text:span>;</text:p>
      <text:p text:style-name="P8"><text:span text:style-name="T22"><text:s text:c="4"/>while</text:span> (<text:span text:style-name="T35">k</text:span> <text:span text:style-name="T39">&lt;=</text:span> <text:span text:style-name="T35">N</text:span>) {<text:span text:style-name="T43"> // Loop from 1 to N</text:span></text:p>
      <text:p text:style-name="P8"><text:span text:style-name="T28"><text:s text:c="8"/>int</text:span> <text:span text:style-name="T35">i</text:span> <text:span text:style-name="T39">=</text:span> <text:span text:style-name="T41">1</text:span>;</text:p>
      <text:p text:style-name="P8"><text:span text:style-name="T22"><text:s text:c="8"/>while</text:span> (<text:span text:style-name="T35">i</text:span> <text:span text:style-name="T39">&lt;=</text:span> <text:span text:style-name="T35">k</text:span>) {<text:span text:style-name="T43"> // Calculate sum of factorials from 1 to k</text:span></text:p>
      <text:p text:style-name="P8"><text:span text:style-name="T28"><text:s text:c="12"/>int</text:span> <text:span text:style-name="T35">j</text:span> <text:span text:style-name="T39">=</text:span><text:span text:style-name="T41">1</text:span>;</text:p>
      <text:p text:style-name="P8"><text:span text:style-name="T22"><text:s text:c="12"/>while</text:span> (<text:span text:style-name="T35">j</text:span> <text:span text:style-name="T39">&lt;=</text:span> <text:span text:style-name="T35">i</text:span>) {<text:span text:style-name="T43"> // Calculate factorial of i</text:span></text:p>
      <text:p text:style-name="P8"><text:span text:style-name="T35"><text:s text:c="16"/>f</text:span> <text:span text:style-name="T39">*=</text:span> <text:span text:style-name="T35">j</text:span>;</text:p>
      <text:p text:style-name="P8"><text:span text:style-name="T35"><text:s text:c="16"/>j</text:span><text:span text:style-name="T39">++</text:span>;</text:p>
      <text:p text:style-name="P8"><text:s text:c="12"/>}</text:p>
      <text:p text:style-name="P8"><text:span text:style-name="T35"><text:s text:c="12"/>sum</text:span> <text:span text:style-name="T39">+=</text:span> <text:span text:style-name="T35">f</text:span>;</text:p>
      <text:p text:style-name="P8"><text:span text:style-name="T35"><text:s text:c="12"/>f</text:span> <text:span text:style-name="T39">=</text:span> <text:span text:style-name="T41">1</text:span>;<text:span text:style-name="T43"> // Reset f for next factorial calculation</text:span></text:p>
      <text:p text:style-name="P8"><text:span text:style-name="T35"><text:s text:c="12"/>i</text:span><text:span text:style-name="T39">++</text:span>;</text:p>
      <text:p text:style-name="P8"><text:s text:c="8"/>}</text:p>
      <text:p text:style-name="P8"><text:span text:style-name="T33"><text:s text:c="8"/>printf</text:span>(<text:span text:style-name="T25">"</text:span><text:span text:style-name="T35">%lld</text:span><text:span text:style-name="T42">\n</text:span><text:span text:style-name="T25">"</text:span>,<text:span text:style-name="T35">sum</text:span>);</text:p>
      <text:p text:style-name="P8"><text:span text:style-name="T35"><text:s text:c="8"/>k</text:span><text:span text:style-name="T39">++</text:span>;</text:p>
      <text:p text:style-name="P8"><text:s text:c="4"/>}</text:p>
      <text:p text:style-name="P8"><text:span text:style-name="T22"><text:s text:c="4"/>return</text:span> <text:span text:style-name="T41">0</text:span>;</text:p>
      <text:p text:style-name="P8">}</text:p>
      <text:p text:style-name="P20">DO-WHILE VERSION</text:p>
      <text:p text:style-name="P8"><text:span text:style-name="T22">#include</text:span><text:span text:style-name="T25">&lt;stdio.h&gt;</text:span></text:p>
      <text:p text:style-name="P8"><text:span text:style-name="T28">int</text:span> <text:span text:style-name="T33">main</text:span>(<text:span text:style-name="T28">void</text:span>){</text:p>
      <text:p text:style-name="P8"><text:span text:style-name="T28"><text:s text:c="4"/>int</text:span> <text:span text:style-name="T35">N</text:span>, <text:span text:style-name="T35">f</text:span> <text:span text:style-name="T39">=</text:span> <text:span text:style-name="T41">1</text:span>;<text:span text:style-name="T43"> /*f for Factorial*/</text:span></text:p>
      <text:p text:style-name="P8"><text:span text:style-name="T28"><text:s text:c="4"/>long</text:span> <text:span text:style-name="T28">long</text:span> <text:span text:style-name="T35">sum</text:span> <text:span text:style-name="T39">=</text:span> <text:span text:style-name="T41">0</text:span>;<text:span text:style-name="T43"> // Cauz when I tried to run it ,I found that the sum exceeded the <text:s text:c="4"/>range of int</text:span></text:p>
      <text:p text:style-name="P8"><text:span text:style-name="T33"><text:s text:c="4"/>printf</text:span>(<text:span text:style-name="T25">"Please enter a number: "</text:span>);</text:p>
      <text:p text:style-name="P8"><text:soft-page-break/><text:span text:style-name="T33"><text:s text:c="4"/>scanf</text:span>(<text:span text:style-name="T25">"</text:span><text:span text:style-name="T35">%d</text:span><text:span text:style-name="T25">"</text:span>,<text:span text:style-name="T39">&amp;</text:span><text:span text:style-name="T35">N</text:span>);</text:p>
      <text:p text:style-name="P8"><text:span text:style-name="T28"><text:s text:c="4"/>int</text:span> <text:span text:style-name="T35">k</text:span> <text:span text:style-name="T39">=</text:span> <text:span text:style-name="T41">1</text:span>;</text:p>
      <text:p text:style-name="P8"><text:span text:style-name="T22"><text:s text:c="4"/>do</text:span> {<text:span text:style-name="T43"> // Loop from 1 to N</text:span></text:p>
      <text:p text:style-name="P8"><text:span text:style-name="T28"><text:s text:c="8"/>int</text:span> <text:span text:style-name="T35">i</text:span> <text:span text:style-name="T39">=</text:span> <text:span text:style-name="T41">1</text:span>;</text:p>
      <text:p text:style-name="P8"><text:span text:style-name="T22"><text:s text:c="8"/>do</text:span> {<text:span text:style-name="T43"> // Calculate sum of factorials from 1 to k</text:span></text:p>
      <text:p text:style-name="P8"><text:span text:style-name="T28"><text:s text:c="12"/>int</text:span> <text:span text:style-name="T35">j</text:span> <text:span text:style-name="T39">=</text:span> <text:span text:style-name="T41">1</text:span>;</text:p>
      <text:p text:style-name="P8"><text:span text:style-name="T22"><text:s text:c="12"/>do</text:span> {<text:span text:style-name="T43"> // Calculate factorial of i</text:span></text:p>
      <text:p text:style-name="P8"><text:span text:style-name="T35"><text:s text:c="17"/>f</text:span> <text:span text:style-name="T39">*=</text:span> <text:span text:style-name="T35">j</text:span>;</text:p>
      <text:p text:style-name="P8"><text:span text:style-name="T35"><text:s text:c="17"/>j</text:span><text:span text:style-name="T39">++</text:span>;</text:p>
      <text:p text:style-name="P8"><text:s text:c="12"/>} <text:span text:style-name="T22">while</text:span> (<text:span text:style-name="T35">j</text:span> <text:span text:style-name="T39">&lt;=</text:span> <text:span text:style-name="T35">i</text:span>);</text:p>
      <text:p text:style-name="P8"><text:span text:style-name="T35"><text:s text:c="12"/>sum</text:span> <text:span text:style-name="T39">+=</text:span> <text:span text:style-name="T35">f</text:span>;</text:p>
      <text:p text:style-name="P8"><text:span text:style-name="T35"><text:s text:c="12"/>f</text:span> <text:span text:style-name="T39">=</text:span> <text:span text:style-name="T41">1</text:span>;<text:span text:style-name="T43"> // Reset f for next factorial calculation</text:span></text:p>
      <text:p text:style-name="P8"><text:span text:style-name="T35"><text:s text:c="12"/>i</text:span><text:span text:style-name="T39">++</text:span>;</text:p>
      <text:p text:style-name="P8"><text:s text:c="8"/>} <text:span text:style-name="T22">while</text:span> (<text:span text:style-name="T35">i</text:span> <text:span text:style-name="T39">&lt;=</text:span> <text:span text:style-name="T35">k</text:span>);</text:p>
      <text:p text:style-name="P8"><text:span text:style-name="T33"><text:s text:c="8"/>printf</text:span>(<text:span text:style-name="T25">"</text:span><text:span text:style-name="T35">%lld</text:span><text:span text:style-name="T42">\n</text:span><text:span text:style-name="T25">"</text:span>, <text:span text:style-name="T35">sum</text:span>);</text:p>
      <text:p text:style-name="P8"><text:span text:style-name="T35"><text:s text:c="8"/>k</text:span><text:span text:style-name="T39">++</text:span>;</text:p>
      <text:p text:style-name="P8"><text:s text:c="4"/>} <text:span text:style-name="T22">while</text:span> (<text:span text:style-name="T35">k</text:span> <text:span text:style-name="T39">&lt;=</text:span> <text:span text:style-name="T35">N</text:span>);</text:p>
      <text:p text:style-name="P8"><text:span text:style-name="T22"><text:s text:c="4"/>return</text:span> <text:span text:style-name="T41">0</text:span>;</text:p>
      <text:p text:style-name="P8">}</text:p>
      <text:p text:style-name="P4"/>
      <text:p text:style-name="Standard">[<text:span text:style-name="T13">OPTIONAL/选做</text:span>] The following 2 quizzes need if-else expressions. If you want, just try them out.</text:p>
      <text:h text:style-name="Heading_20_1" text:outline-level="1"><text:span text:style-name="T15">Check for Prime Number:</text:span><text:span text:style-name="T14"> </text:span><text:span text:style-name="T15">Write a program that uses a loop to check if a user-entered integer is a prime number (a number that is divisible only by 1 and itself). Print the result indicating whether the number is prime.</text:span></text:h>
      <text:p text:style-name="P9"><text:span text:style-name="T22">#include</text:span><text:span text:style-name="T25">&lt;stdio.h&gt;</text:span></text:p>
      <text:p text:style-name="P8"><text:span text:style-name="T29">i</text:span><text:span text:style-name="T28">nt</text:span> <text:span text:style-name="T33">main</text:span>(<text:span text:style-name="T28">void</text:span>){</text:p>
      <text:p text:style-name="P8"><text:span text:style-name="T28"><text:s text:c="4"/>int</text:span> <text:span text:style-name="T35">n</text:span>, <text:span text:style-name="T35">N</text:span> , <text:span text:style-name="T35">boole</text:span> <text:span text:style-name="T39">=</text:span> <text:span text:style-name="T41">1</text:span>;<text:span text:style-name="T43"> //Use boole as a medium</text:span></text:p>
      <text:p text:style-name="P8"><text:span text:style-name="T33"><text:s text:c="4"/>scanf</text:span>(<text:span text:style-name="T25">"</text:span><text:span text:style-name="T35">%d</text:span><text:span text:style-name="T25">"</text:span>,<text:span text:style-name="T39">&amp;</text:span><text:span text:style-name="T35">N</text:span>);</text:p>
      <text:p text:style-name="P8"><text:span text:style-name="T22"><text:s text:c="4"/>for</text:span>(<text:span text:style-name="T35">n</text:span><text:span text:style-name="T39">=</text:span><text:span text:style-name="T41">2</text:span>; <text:span text:style-name="T35">n</text:span><text:span text:style-name="T39">*</text:span><text:span text:style-name="T35">n</text:span><text:span text:style-name="T39">&lt;=</text:span><text:span text:style-name="T35">N</text:span>; <text:span text:style-name="T35">n</text:span><text:span text:style-name="T39">++</text:span>){<text:span text:style-name="T43"> //No 1</text:span></text:p>
      <text:p text:style-name="P8"><text:span text:style-name="T22"><text:s text:c="8"/>if</text:span>(<text:span text:style-name="T35">N</text:span><text:span text:style-name="T39">%</text:span><text:span text:style-name="T35">n</text:span> <text:span text:style-name="T39">!=</text:span> <text:span text:style-name="T41">0</text:span>){</text:p>
      <text:p text:style-name="P8"><text:span text:style-name="T35"><text:s text:c="12"/>boole</text:span> <text:span text:style-name="T39">=</text:span> <text:span text:style-name="T41">1</text:span>;</text:p>
      <text:p text:style-name="P8"><text:s text:c="8"/>}</text:p>
      <text:p text:style-name="P8"><text:span text:style-name="T22"><text:s text:c="8"/>else</text:span> <text:span text:style-name="T22">if</text:span>(<text:span text:style-name="T35">N</text:span><text:span text:style-name="T39">%</text:span><text:span text:style-name="T35">n</text:span> <text:span text:style-name="T39">==</text:span> <text:span text:style-name="T41">0</text:span>){</text:p>
      <text:p text:style-name="P8"><text:span text:style-name="T35"><text:s text:c="12"/>boole</text:span> <text:span text:style-name="T39">=</text:span> <text:span text:style-name="T41">0</text:span>;</text:p>
      <text:p text:style-name="P8"><text:span text:style-name="T22"><text:s text:c="12"/>break</text:span>;</text:p>
      <text:p text:style-name="P8"><text:s text:c="8"/>}</text:p>
      <text:p text:style-name="P8"><text:s text:c="4"/>}</text:p>
      <text:p text:style-name="P8"><text:span text:style-name="T23"><text:s text:c="4"/>i</text:span><text:span text:style-name="T22">f</text:span>(<text:span text:style-name="T35">boole</text:span> <text:span text:style-name="T39">==</text:span> <text:span text:style-name="T41">1</text:span>){</text:p>
      <text:p text:style-name="P8"><text:span text:style-name="T33"><text:s text:c="8"/>printf</text:span>(<text:span text:style-name="T25">"</text:span><text:span text:style-name="T35">%d</text:span><text:span text:style-name="T25"> is a prime number</text:span><text:span text:style-name="T42">\n</text:span><text:span text:style-name="T25">"</text:span>,<text:span text:style-name="T35">N</text:span>);</text:p>
      <text:p text:style-name="P8"><text:s text:c="4"/>}</text:p>
      <text:p text:style-name="P8"><text:span text:style-name="T22"><text:s text:c="4"/>else</text:span>{</text:p>
      <text:p text:style-name="P8"><text:soft-page-break/><text:span text:style-name="T33"><text:s text:c="8"/>printf</text:span>(<text:span text:style-name="T25">"</text:span><text:span text:style-name="T35">%d</text:span><text:span text:style-name="T25"> is not a prime number</text:span><text:span text:style-name="T42">\n</text:span><text:span text:style-name="T25">"</text:span>,<text:span text:style-name="T35">N</text:span>);</text:p>
      <text:p text:style-name="P8"><text:s text:c="4"/>}</text:p>
      <text:p text:style-name="P8"><text:span text:style-name="T22"><text:s text:c="4"/>return</text:span> <text:span text:style-name="T41">0</text:span>;</text:p>
      <text:p text:style-name="P8">}</text:p>
      <text:h text:style-name="Heading_20_1" text:outline-level="1"><text:span text:style-name="T15">Generate the Fibonacci Sequence:</text:span><text:span text:style-name="T14"> </text:span><text:span text:style-name="T15">Write a program that uses a loop to generate the first N Fibonacci numbers (where each number in the Fibonacci sequence is the sum of the two preceding ones). Print the generated sequence.</text:span></text:h>
      <text:p text:style-name="P6"><text:span text:style-name="ts-alignment-element"><text:span text:style-name="T24">#include</text:span></text:span><text:span text:style-name="ts-alignment-element"><text:span text:style-name="T30"> </text:span></text:span><text:span text:style-name="ts-alignment-element"><text:span text:style-name="T26">&lt;stdio.h&gt;</text:span></text:span></text:p>
      <text:p text:style-name="P8"><text:span text:style-name="T28">int</text:span> <text:span text:style-name="T33">main</text:span>(<text:span text:style-name="T28">void</text:span>) {</text:p>
      <text:p text:style-name="P8"><text:span text:style-name="T28"><text:s text:c="4"/></text:span><text:span text:style-name="T31">unsigned </text:span><text:span text:style-name="T28">int</text:span> <text:span text:style-name="T35">N</text:span>;</text:p>
      <text:p text:style-name="P8"><text:span text:style-name="T33"><text:s text:c="4"/>printf</text:span>(<text:span text:style-name="T25">"Enter </text:span><text:span text:style-name="T27">a </text:span><text:span text:style-name="T25">number "</text:span>); </text:p>
      <text:p text:style-name="P31"><text:span text:style-name="T34"><text:s text:c="4"/>scanf</text:span><text:span text:style-name="T32">(</text:span><text:span text:style-name="T26">"</text:span><text:span text:style-name="T37">%</text:span><text:span text:style-name="T38">u</text:span><text:span text:style-name="T26">"</text:span><text:span text:style-name="T32">, </text:span><text:span text:style-name="T40">&amp;</text:span><text:span text:style-name="T37">N</text:span><text:span text:style-name="T32">);</text:span></text:p>
      <text:p text:style-name="P8"><text:span text:style-name="T28"><text:s text:c="4"/>int</text:span> <text:span text:style-name="T35">a</text:span> <text:span text:style-name="T39">=</text:span> <text:span text:style-name="T41">1</text:span>, <text:span text:style-name="T35">b</text:span> <text:span text:style-name="T39">=</text:span> <text:span text:style-name="T41">1</text:span>;</text:p>
      <text:p text:style-name="P8"><text:span text:style-name="T28"><text:s text:c="4"/>long</text:span> <text:span text:style-name="T28">long</text:span> <text:span text:style-name="T35">nextnum</text:span>;<text:span text:style-name="T43"> //nextnum could be large, so use long long</text:span></text:p>
      <text:p text:style-name="P8"><text:span text:style-name="T33"><text:s text:c="4"/>printf</text:span>(<text:span text:style-name="T25">"</text:span><text:span text:style-name="T35">%d</text:span><text:span text:style-name="T25"> </text:span><text:span text:style-name="T35">%d</text:span><text:span text:style-name="T25"> "</text:span>, <text:span text:style-name="T35">a</text:span>, <text:span text:style-name="T35">b</text:span>);</text:p>
      <text:p text:style-name="P8"><text:span text:style-name="T22"><text:s text:c="4"/>for</text:span> (<text:span text:style-name="T28">int</text:span> <text:span text:style-name="T35">i</text:span> <text:span text:style-name="T39">=</text:span> <text:span text:style-name="T41">1</text:span>; <text:span text:style-name="T35">i</text:span> <text:span text:style-name="T39">&lt;=</text:span> <text:span text:style-name="T35">N</text:span>; <text:span text:style-name="T35">i</text:span><text:span text:style-name="T39">++</text:span>) {</text:p>
      <text:p text:style-name="P8"><text:span text:style-name="T35"><text:s text:c="8"/>nextnum</text:span> <text:span text:style-name="T39">=</text:span> <text:span text:style-name="T35">a</text:span> <text:span text:style-name="T39">+</text:span> <text:span text:style-name="T35">b</text:span>;</text:p>
      <text:p text:style-name="P8"><text:span text:style-name="T33"><text:s text:c="8"/>printf</text:span>(<text:span text:style-name="T25">"</text:span><text:span text:style-name="T35">%lld</text:span><text:span text:style-name="T25"> "</text:span>, <text:span text:style-name="T35">nextnum</text:span>);</text:p>
      <text:p text:style-name="P8"><text:span text:style-name="T35"><text:s text:c="8"/>a</text:span> <text:span text:style-name="T39">=</text:span> <text:span text:style-name="T35">b</text:span>;</text:p>
      <text:p text:style-name="P8"><text:span text:style-name="T35"><text:s text:c="8"/>b</text:span> <text:span text:style-name="T39">=</text:span> <text:span text:style-name="T35">nextnum</text:span>;</text:p>
      <text:p text:style-name="P8"><text:s text:c="4"/>}</text:p>
      <text:p text:style-name="P8"><text:span text:style-name="T33"><text:s text:c="4"/>printf</text:span>(<text:span text:style-name="T25">"</text:span><text:span text:style-name="T42">\n</text:span><text:span text:style-name="T25">"</text:span>);</text:p>
      <text:p text:style-name="P8"><text:span text:style-name="T22"><text:s text:c="4"/>return</text:span> <text:span text:style-name="T41">0</text:span>;</text:p>
      <text:p text:style-name="P8">}</text:p>
      <text:p text:style-name="P5"><text:span text:style-name="ts-alignment-element"><text:span text:style-name="T16"/></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ira Code Regular" svg:font-family="'Fira Code Regular'" style:font-family-generic="roman" style:font-pitch="variable"/>
    <style:font-face style:name="Fira Code Regular1" svg:font-family="'Fira Code Regular'"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1" svg:font-family="'Times New Roman Bold'" style:font-family-generic="system"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黑体" svg:font-family="黑体" style:font-family-generic="system" style:font-pitch="variable"/>
  </office:font-face-decls>
  <office:styles>
    <draw:stroke-dash draw:name="Dash_20_Dot_20_1" draw:display-name="Dash Dot 1" draw:style="rect" draw:dots1="1" draw:dots1-length="3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fo:hyphenation-ladder-count="no-limit" style:snap-to-layout-grid="false" style:writing-mode="lr-tb"/>
      <style:text-properties style:use-window-font-color="true" loext:opacity="0%" style:font-name="Times New Roman" fo:font-family="'Times New Roman'"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loext:linked-style-name="正文文本_20_字符" style:class="text">
      <style:paragraph-properties fo:margin-top="0cm" fo:margin-bottom="0.212cm" style:contextual-spacing="false"/>
    </style:style>
    <style:style style:name="List" style:family="paragraph" style:parent-style-name="Text_20_body" style:class="list">
      <style:text-properties style:font-name-complex="Noto Sans CJK SC" style:font-family-complex="'Noto Sans CJK SC'"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CJK SC" style:font-family-complex="'Noto Sans CJK SC'" style:font-family-generic-complex="system" style:font-pitch-complex="variable"/>
    </style:style>
    <style:style style:name="Heading_20_1" style:display-name="Heading 1" style:family="paragraph" style:parent-style-name="Standard" style:next-style-name="Standard" loext:linked-style-name="标题_20_1_20_字符" style:default-outline-level="1" style:class="text">
      <style:paragraph-properties fo:margin-top="0.212cm" fo:margin-bottom="0.212cm" style:contextual-spacing="false" fo:keep-together="always" fo:keep-with-next="always"/>
      <style:text-properties style:letter-kerning="true" style:font-name-asian="微软雅黑1" style:font-family-asian="微软雅黑" style:font-family-generic-asian="system" style:font-pitch-asian="variable" style:font-size-complex="22pt"/>
    </style:style>
    <style:style style:name="Heading_20_2" style:display-name="Heading 2" style:family="paragraph" style:parent-style-name="Standard" style:next-style-name="Normal_20_Indent" loext:linked-style-name="标题_20_2_20_字符" style:default-outline-level="2" style:class="text">
      <style:paragraph-properties fo:margin-top="0.212cm" fo:margin-bottom="0.212cm" style:contextual-spacing="false" fo:keep-together="always" fo:keep-with-next="always"/>
      <style:text-properties style:font-name="微软雅黑" fo:font-family="微软雅黑" style:font-family-generic="roman" style:font-pitch="variable" fo:font-size="14pt" style:font-name-asian="微软雅黑1" style:font-family-asian="微软雅黑" style:font-family-generic-asian="system" style:font-pitch-asian="variable" style:font-size-asian="14pt" style:font-size-complex="14pt"/>
    </style:style>
    <style:style style:name="Heading_20_3" style:display-name="Heading 3" style:family="paragraph" style:parent-style-name="Standard" style:next-style-name="Normal_20_Indent" loext:linked-style-name="标题_20_3_20_字符" style:default-outline-level="3" style:class="text">
      <style:paragraph-properties fo:margin-top="0.212cm" fo:margin-bottom="0.212cm" style:contextual-spacing="false" fo:keep-together="always" fo:keep-with-next="always"/>
      <style:text-properties style:font-name="微软雅黑" fo:font-family="微软雅黑" style:font-family-generic="roman" style:font-pitch="variable" fo:font-size="12pt" style:font-name-asian="微软雅黑1" style:font-family-asian="微软雅黑" style:font-family-generic-asian="system" style:font-pitch-asian="variable" style:font-size-asian="12pt"/>
    </style:style>
    <style:style style:name="Heading_20_4" style:display-name="Heading 4" style:family="paragraph" style:parent-style-name="Standard" style:next-style-name="Normal_20_Indent" loext:linked-style-name="标题_20_4_20_字符" style:default-outline-level="4" style:class="text">
      <style:paragraph-properties fo:margin-top="0.212cm" fo:margin-bottom="0.212cm" style:contextual-spacing="false" fo:keep-together="always" fo:keep-with-next="always"/>
      <style:text-properties style:font-name="微软雅黑" fo:font-family="微软雅黑" style:font-family-generic="roman" style:font-pitch="variable" style:font-name-asian="微软雅黑1" style:font-family-asian="微软雅黑" style:font-family-generic-asian="system" style:font-pitch-asian="variable"/>
    </style:style>
    <style:style style:name="Heading_20_5" style:display-name="Heading 5" style:family="paragraph" style:parent-style-name="Standard" style:next-style-name="Normal_20_Indent" loext:linked-style-name="标题_20_5_20_字符" style:default-outline-level="5" style:list-style-name="WWNum2" style:list-level="5" style:class="text">
      <style:paragraph-properties fo:margin-top="0.212cm" fo:margin-bottom="0.212cm" style:contextual-spacing="false" fo:keep-together="always" fo:keep-with-next="always"/>
      <style:text-properties style:font-name="Arial" fo:font-family="Arial" style:font-family-generic="roman" style:font-pitch="variable" style:font-name-asian="微软雅黑1" style:font-family-asian="微软雅黑" style:font-family-generic-asian="system" style:font-pitch-asian="variable"/>
    </style:style>
    <style:style style:name="Heading_20_6" style:display-name="Heading 6" style:family="paragraph" style:parent-style-name="Standard" style:next-style-name="Standard" loext:linked-style-name="标题_20_6_20_字符" style:default-outline-level="6" style:list-style-name="WWNum2" style:list-level="6" style:class="text">
      <style:paragraph-properties fo:margin-top="0.423cm" fo:margin-bottom="0.113cm" style:contextual-spacing="false" fo:line-height="133%" fo:keep-together="always" fo:keep-with-next="always"/>
      <style:text-properties style:font-name="Arial" fo:font-family="Arial" style:font-family-generic="roman" style:font-pitch="variable" fo:font-size="12pt" fo:font-weight="bold" style:font-name-asian="黑体" style:font-family-asian="黑体" style:font-family-generic-asian="system" style:font-pitch-asian="variable" style:font-size-asian="12pt" style:font-weight-asian="bold"/>
    </style:style>
    <style:style style:name="Heading_20_7" style:display-name="Heading 7" style:family="paragraph" style:parent-style-name="Standard" style:next-style-name="Standard" loext:linked-style-name="标题_20_7_20_字符" style:default-outline-level="7" style:list-style-name="WWNum2" style:list-level="7" style:class="text">
      <style:paragraph-properties fo:margin-top="0.423cm" fo:margin-bottom="0.113cm" style:contextual-spacing="false" fo:line-height="133%" fo:keep-together="always" fo:keep-with-next="always"/>
      <style:text-properties fo:font-size="12pt" fo:font-weight="bold" style:font-size-asian="12pt" style:font-weight-asian="bold"/>
    </style:style>
    <style:style style:name="Heading_20_8" style:display-name="Heading 8" style:family="paragraph" style:parent-style-name="Standard" style:next-style-name="Standard" loext:linked-style-name="标题_20_8_20_字符" style:default-outline-level="8" style:list-style-name="WWNum2" style:list-level="8" style:class="text">
      <style:paragraph-properties fo:margin-top="0.423cm" fo:margin-bottom="0.113cm" style:contextual-spacing="false" fo:line-height="133%" fo:keep-together="always" fo:keep-with-next="always"/>
      <style:text-properties style:font-name="Arial" fo:font-family="Arial" style:font-family-generic="roman" style:font-pitch="variable" fo:font-size="12pt" style:font-name-asian="黑体" style:font-family-asian="黑体" style:font-family-generic-asian="system" style:font-pitch-asian="variable" style:font-size-asian="12pt"/>
    </style:style>
    <style:style style:name="Heading_20_9" style:display-name="Heading 9" style:family="paragraph" style:parent-style-name="Standard" style:next-style-name="Standard" loext:linked-style-name="标题_20_9_20_字符" style:default-outline-level="9" style:list-style-name="WWNum2" style:list-level="9" style:class="text">
      <style:paragraph-properties fo:margin-top="0.423cm" fo:margin-bottom="0.113cm" style:contextual-spacing="false" fo:line-height="133%" fo:keep-together="always" fo:keep-with-next="always"/>
      <style:text-properties style:font-name="Arial" fo:font-family="Arial" style:font-family-generic="roman" style:font-pitch="variable" style:font-name-asian="黑体" style:font-family-asian="黑体" style:font-family-generic-asian="system" style:font-pitch-asian="variable"/>
    </style:style>
    <style:style style:name="Normal_20_Indent" style:display-name="Normal Indent" style:family="paragraph" style:parent-style-name="Standard">
      <style:paragraph-properties fo:margin-left="0cm" fo:margin-right="0cm" fo:text-indent="0.353cm" style:auto-text-indent="false"/>
    </style:style>
    <style:style style:name="Contents_20_7" style:display-name="Contents 7" style:family="paragraph" style:parent-style-name="Standard" style:next-style-name="Standard" style:class="index">
      <style:paragraph-properties fo:margin-left="2.223cm" fo:margin-right="0cm" fo:text-align="start" style:justify-single-word="false" fo:text-indent="0cm" style:auto-text-indent="false"/>
      <style:text-properties fo:font-size="9pt" style:font-size-asian="9pt" style:font-size-complex="9pt"/>
    </style:style>
    <style:style style:name="List_20_Number_20_2" style:display-name="List Number 2" style:family="paragraph" style:parent-style-name="Standard" style:list-style-name="WWNum3" style:list-level="1">
      <style:paragraph-properties fo:margin-left="0cm" fo:margin-right="0cm" fo:margin-top="0cm" fo:margin-bottom="0cm" style:contextual-spacing="true" fo:text-indent="0cm" style:auto-text-indent="false"/>
      <style:text-properties fo:background-color="#ffffff"/>
    </style:style>
    <style:style style:name="E-mail_20_Signature" style:display-name="E-mail Signature" style:family="paragraph" style:parent-style-name="Standard" loext:linked-style-name="电子邮件签名_20_字符"/>
    <style:style style:name="List_20_Number" style:display-name="List Number" style:family="paragraph" style:parent-style-name="Standard" style:list-style-name="WWNum4" style:list-level="1">
      <style:paragraph-properties fo:margin-top="0cm" fo:margin-bottom="0cm" style:contextual-spacing="true"/>
    </style:style>
    <style:style style:name="caption" style:family="paragraph" style:parent-style-name="Standard" style:next-style-name="Normal_20_Indent">
      <style:paragraph-properties fo:margin-top="0.106cm" fo:margin-bottom="0.282cm" style:contextual-spacing="false" fo:text-align="center" style:justify-single-word="false"/>
      <style:text-properties style:font-name-asian="黑体" style:font-family-asian="黑体" style:font-family-generic-asian="system" style:font-pitch-asian="variable" style:font-size-complex="10.5pt"/>
    </style:style>
    <style:style style:name="Document_20_Map" style:display-name="Document Map" style:family="paragraph" style:parent-style-name="Standard" loext:linked-style-name="文档结构图_20_字符">
      <loext:graphic-properties draw:fill="solid" draw:fill-color="#000080"/>
      <style:paragraph-properties fo:background-color="#000080"/>
    </style:style>
    <style:style style:name="annotation_20_text" style:display-name="annotation text" style:family="paragraph" style:parent-style-name="Standard" loext:linked-style-name="批注文字_20_字符">
      <style:paragraph-properties fo:text-align="start" style:justify-single-word="false"/>
    </style:style>
    <style:style style:name="Body_20_Text_20_3" style:display-name="Body Text 3" style:family="paragraph" style:parent-style-name="Standard" loext:linked-style-name="正文文本_20_3_20_字符">
      <style:paragraph-properties fo:margin-top="0cm" fo:margin-bottom="0.212cm" style:contextual-spacing="false"/>
      <style:text-properties fo:font-size="8pt" style:font-size-asian="8pt" style:font-size-complex="8pt"/>
    </style:style>
    <style:style style:name="Text_20_body_20_indent" style:display-name="Text body indent" style:family="paragraph" style:parent-style-name="Text_20_body" loext:linked-style-name="正文文本首行缩进_20_字符" style:class="text">
      <style:paragraph-properties fo:margin-left="0cm" fo:margin-right="0cm" fo:text-indent="0.741cm" style:auto-text-indent="false"/>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HTML_20_Address" style:display-name="HTML Address" style:family="paragraph" style:parent-style-name="Standard" loext:linked-style-name="HTML_20_地址_20_字符">
      <style:text-properties fo:font-style="italic" style:font-style-asian="italic" style:font-style-complex="italic"/>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ext-properties fo:font-size="9pt" style:font-size-asian="9pt" style:font-size-complex="9pt"/>
    </style:style>
    <style:style style:name="Contents_20_3" style:display-name="Contents 3" style:family="paragraph" style:parent-style-name="Standard" style:next-style-name="Standard" style:class="index">
      <style:paragraph-properties fo:margin-left="0.741cm" fo:margin-right="0cm" fo:text-align="start" style:justify-single-word="false" fo:text-indent="0cm" style:auto-text-indent="false"/>
      <style:text-properties fo:font-size="10pt" style:font-size-asian="10pt" style:font-style-complex="italic"/>
    </style:style>
    <style:style style:name="Contents_20_8" style:display-name="Contents 8" style:family="paragraph" style:parent-style-name="Standard" style:next-style-name="Standard" style:class="index">
      <style:paragraph-properties fo:margin-left="2.593cm" fo:margin-right="0cm" fo:text-align="start" style:justify-single-word="false" fo:text-indent="0cm" style:auto-text-indent="false"/>
      <style:text-properties fo:font-size="9pt" style:font-size-asian="9pt" style:font-size-complex="9pt"/>
    </style:style>
    <style:style style:name="Body_20_Text_20_Indent_20_2" style:display-name="Body Text Indent 2" style:family="paragraph" style:parent-style-name="Standard" loext:linked-style-name="正文文本缩进_20_2_20_字符">
      <style:paragraph-properties fo:margin-left="0.741cm" fo:margin-right="0cm" fo:margin-top="0cm" fo:margin-bottom="0.212cm" style:contextual-spacing="false" fo:line-height="200%" fo:text-indent="0cm" style:auto-text-indent="false"/>
    </style:style>
    <style:style style:name="Balloon_20_Text" style:display-name="Balloon Text" style:family="paragraph" style:parent-style-name="Standard" loext:linked-style-name="批注框文本_20_字符">
      <style:text-properties fo:font-size="9pt" style:font-size-asian="9pt" style:font-size-complex="9pt"/>
    </style:style>
    <style:style style:name="Header_20_and_20_Footer" style:display-name="Header and Footer" style:family="paragraph" style:parent-style-name="Standard" style:class="extra"/>
    <style:style style:name="Footer" style:family="paragraph" style:parent-style-name="Standard" loext:linked-style-name="页脚_20_字符"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size-complex="9pt"/>
    </style:style>
    <style:style style:name="envelope_20_return" style:display-name="envelope return" style:family="paragraph" style:parent-style-name="Standard">
      <style:text-properties style:font-name="Arial" fo:font-family="Arial" style:font-family-generic="roman" style:font-pitch="variable" style:font-name-complex="Arial1" style:font-family-complex="Arial" style:font-family-generic-complex="system" style:font-pitch-complex="variable"/>
    </style:style>
    <style:style style:name="Header" style:family="paragraph" style:parent-style-name="Standard" loext:linked-style-name="页眉_20_字符" style:class="extra">
      <style:paragraph-properties style:line-height-at-least="0.035cm" fo:text-align="center" style:justify-single-word="false" fo:padding-left="0cm" fo:padding-right="0cm" fo:padding-top="0cm" fo:padding-bottom="0.035cm" fo:border-left="none" fo:border-right="none" fo:border-top="none" fo:border-bottom="0.74pt solid #000000">
        <style:tab-stops>
          <style:tab-stop style:position="7.325cm" style:type="center"/>
          <style:tab-stop style:position="14.651cm" style:type="right"/>
        </style:tab-stops>
      </style:paragraph-properties>
      <style:text-properties fo:font-size="5pt" style:font-size-asian="5pt" style:font-size-complex="9pt"/>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ext-properties fo:text-transform="uppercase" fo:font-size="10pt" style:font-size-asian="10pt" style:font-weight-complex="bold"/>
    </style:style>
    <style:style style:name="Contents_20_4" style:display-name="Contents 4" style:family="paragraph" style:parent-style-name="Standard" style:next-style-name="Standard" style:class="index">
      <style:paragraph-properties fo:margin-left="1.109cm" fo:margin-right="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852cm" fo:margin-right="0cm" fo:text-align="start" style:justify-single-word="false" fo:text-indent="0cm" style:auto-text-indent="false"/>
      <style:text-properties fo:font-size="9pt" style:font-size-asian="9pt" style:font-size-complex="9pt"/>
    </style:style>
    <style:style style:name="Body_20_Text_20_Indent_20_3" style:display-name="Body Text Indent 3" style:family="paragraph" style:parent-style-name="Standard" loext:linked-style-name="正文文本缩进_20_3_20_字符">
      <style:paragraph-properties fo:margin-left="0.741cm" fo:margin-right="0cm" fo:margin-top="0cm" fo:margin-bottom="0.212cm" style:contextual-spacing="false" fo:text-indent="0cm" style:auto-text-indent="false"/>
      <style:text-properties fo:font-size="8pt" style:font-size-asian="8pt" style:font-size-complex="8pt"/>
    </style:style>
    <style:style style:name="table_20_of_20_figures" style:display-name="table of figures" style:family="paragraph" style:parent-style-name="Standard" style:next-style-name="Standard"/>
    <style:style style:name="Contents_20_2" style:display-name="Contents 2" style:family="paragraph" style:parent-style-name="Standard" style:next-style-name="Standard" style:class="index">
      <style:paragraph-properties fo:margin-left="0.37cm" fo:margin-right="0cm" fo:text-align="start" style:justify-single-word="false" fo:text-indent="0cm" style:auto-text-indent="false"/>
      <style:text-properties fo:font-variant="small-caps" fo:font-size="10pt" style:font-size-asian="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fo:font-size="9pt" style:font-size-asian="9pt" style:font-size-complex="9pt"/>
    </style:style>
    <style:style style:name="Body_20_Text_20_2" style:display-name="Body Text 2" style:family="paragraph" style:parent-style-name="Standard" loext:linked-style-name="正文文本_20_2_20_字符">
      <style:paragraph-properties fo:margin-top="0cm" fo:margin-bottom="0.212cm" style:contextual-spacing="false" fo:line-height="200%"/>
    </style:style>
    <style:style style:name="HTML_20_Preformatted" style:display-name="HTML Preformatted" style:family="paragraph" style:parent-style-name="Standard" loext:linked-style-name="HTML_20_预设格式_20_字符">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Normal_20__28_Web_29_" style:display-name="Normal (Web)" style:family="paragraph" style:parent-style-name="Standard">
      <style:text-properties fo:font-size="12pt" style:font-size-asian="12pt" style:font-size-complex="12pt"/>
    </style:style>
    <style:style style:name="Title" style:family="paragraph" style:parent-style-name="Standard" loext:linked-style-name="标题_20_字符" style:class="chapter">
      <style:paragraph-properties fo:margin-top="0.423cm" fo:margin-bottom="0cm" style:contextual-spacing="false" fo:text-align="center" style:justify-single-word="false"/>
      <style:text-properties fo:font-size="14pt" fo:font-weight="bold" style:font-name-asian="Times New Roman1" style:font-family-asian="'Times New Roman'" style:font-family-generic-asian="system" style:font-pitch-asian="variable" style:font-size-asian="14pt" style:font-weight-asian="bold"/>
    </style:style>
    <style:style style:name="annotation_20_subject" style:display-name="annotation subject" style:family="paragraph" style:parent-style-name="annotation_20_text" style:next-style-name="annotation_20_text" loext:linked-style-name="批注主题_20_字符">
      <style:text-properties fo:font-weight="bold" style:font-weight-asian="bold" style:font-weight-complex="bold"/>
    </style:style>
    <style:style style:name="Body_20_Text_20_First_20_Indent_20_2" style:display-name="Body Text First Indent 2" style:family="paragraph" style:parent-style-name="Text_20_body_20_indent" loext:linked-style-name="正文文本首行缩进_20_2_20_字符">
      <style:paragraph-properties fo:margin-left="0.741cm" fo:margin-right="0cm" fo:text-indent="0.741cm" style:auto-text-indent="false"/>
    </style:style>
    <style:style style:name="表格文字_28_居中_29_" style:display-name="表格文字(居中)" style:family="paragraph" style:parent-style-name="Normal_20_Indent">
      <style:paragraph-properties fo:margin-left="0cm" fo:margin-right="0cm" fo:text-align="center" style:justify-single-word="false" fo:text-indent="0cm" style:auto-text-indent="false"/>
    </style:style>
    <style:style style:name="表格文字_28_左对齐_29_" style:display-name="表格文字(左对齐)" style:family="paragraph" style:parent-style-name="Normal_20_Indent">
      <style:paragraph-properties fo:margin-left="0cm" fo:margin-right="0cm" fo:text-indent="0cm" style:auto-text-indent="false"/>
    </style:style>
    <style:style style:name="正文居中" style:family="paragraph" style:parent-style-name="Standard">
      <style:paragraph-properties fo:text-align="center" style:justify-single-word="false"/>
    </style:style>
    <style:style style:name="表格文字强调_28_居中_29_" style:display-name="表格文字强调(居中)" style:family="paragraph" style:parent-style-name="表格文字_28_左对齐_29_">
      <style:paragraph-properties fo:text-align="center" style:justify-single-word="false"/>
      <style:text-properties style:font-name="Times New Roman Bold" fo:font-family="'Times New Roman Bold'" style:font-family-generic="roman" style:font-pitch="variable" fo:font-weight="bold" style:font-weight-asian="bold" style:font-name-complex="Times New Roman Bold1" style:font-family-complex="'Times New Roman Bold'" style:font-family-generic-complex="system" style:font-pitch-complex="variable" style:font-weight-complex="bold"/>
    </style:style>
    <style:style style:name="表格文字强调_28_左对齐_29_" style:display-name="表格文字强调(左对齐)" style:family="paragraph" style:parent-style-name="Normal_20_Indent">
      <style:paragraph-properties fo:margin-left="0cm" fo:margin-right="0cm" fo:text-align="start" style:justify-single-word="false" fo:text-indent="0cm" style:auto-text-indent="false"/>
      <style:text-properties fo:font-weight="bold" style:font-weight-asian="bold"/>
    </style:style>
    <style:style style:name="次级标题" style:family="paragraph" style:parent-style-name="Standard" style:next-style-name="Standard">
      <style:paragraph-properties fo:margin-top="0.106cm" fo:margin-bottom="0.106cm" style:contextual-spacing="false" fo:text-align="center" style:justify-single-word="false"/>
      <style:text-properties fo:font-size="15pt" fo:font-weight="bold" style:font-size-asian="15pt" style:font-weight-asian="bold"/>
    </style:style>
    <style:style style:name="反显强调" style:family="paragraph" style:parent-style-name="Standard" loext:linked-style-name="反显强调_20_Char">
      <style:paragraph-properties fo:margin-left="0cm" fo:margin-right="0cm" fo:text-indent="0.741cm" style:auto-text-indent="false"/>
      <style:text-properties fo:color="#ffffff" loext:opacity="100%" style:font-size-complex="10.5pt"/>
    </style:style>
    <style:style style:name="居中强调" style:family="paragraph" style:parent-style-name="Standard">
      <style:paragraph-properties fo:text-align="center" style:justify-single-word="false"/>
      <style:text-properties fo:font-weight="bold" style:font-weight-asian="bold" style:font-weight-complex="bold"/>
    </style:style>
    <style:style style:name="列表文字" style:family="paragraph" style:parent-style-name="Standard" style:list-style-name="WWNum5" style:list-level="1"/>
    <style:style style:name="内部参考" style:family="paragraph" style:parent-style-name="Normal_20_Indent">
      <style:text-properties fo:color="#0000ff" loext:opacity="100%" fo:font-style="italic" style:font-style-asian="italic"/>
    </style:style>
    <style:style style:name="图表" style:family="paragraph" style:parent-style-name="Standard" style:next-style-name="caption">
      <style:paragraph-properties fo:text-align="center" style:justify-single-word="false" fo:keep-with-next="always"/>
    </style:style>
    <style:style style:name="文档主题" style:family="paragraph" style:parent-style-name="Title">
      <style:paragraph-properties fo:margin-top="0.212cm" fo:margin-bottom="0cm" style:contextual-spacing="false"/>
      <style:text-properties fo:font-size="18pt" style:font-size-asian="18pt"/>
    </style:style>
    <style:style style:name="页眉页脚文字" style:family="paragraph" style:parent-style-name="Standard">
      <style:text-properties fo:font-size="9pt" style:font-size-asian="9pt"/>
    </style:style>
    <style:style style:name="List_20_Paragraph" style:display-name="List Paragraph" style:family="paragraph" style:parent-style-name="Standard">
      <style:paragraph-properties fo:margin-left="0cm" fo:margin-right="0cm" fo:text-indent="0.741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ne_20_number" style:display-name="line number"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Acronym" style:display-name="HTML Acronym"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10.5pt" style:font-size-asian="10.5pt" style:font-size-complex="10.5pt"/>
    </style:style>
    <style:style style:name="HTML_20_Cite" style:display-name="HTML Cite"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地址_20_字符" style:display-name="HTML 地址 字符" style:family="text" style:parent-style-name="Default_20_Paragraph_20_Font" loext:linked-style-name="HTML_20_Address">
      <style:text-properties fo:font-size="10.5pt" fo:font-style="italic" style:letter-kerning="true" style:font-size-asian="10.5pt" style:font-style-asian="italic" style:font-style-complex="italic"/>
    </style:style>
    <style:style style:name="HTML_20_预设格式_20_字符" style:display-name="HTML 预设格式 字符" style:family="text" style:parent-style-name="Default_20_Paragraph_20_Font" loext:linked-style-name="HTML_20_Preformatted">
      <style:text-properties style:font-name="Courier New" fo:font-family="'Courier New'" style:font-family-generic="roman" style:font-pitch="variable" style:letter-kerning="true" style:font-name-complex="Courier New1" style:font-family-complex="'Courier New'" style:font-family-generic-complex="system" style:font-pitch-complex="variable"/>
    </style:style>
    <style:style style:name="标题_20_2_20_字符" style:display-name="标题 2 字符" style:family="text" style:parent-style-name="Default_20_Paragraph_20_Font">
      <style:text-properties style:font-name="微软雅黑" fo:font-family="微软雅黑" style:font-family-generic="roman" style:font-pitch="variable" fo:font-size="14pt" style:letter-kerning="true" style:font-name-asian="微软雅黑1" style:font-family-asian="微软雅黑" style:font-family-generic-asian="system" style:font-pitch-asian="variable" style:font-size-asian="14pt" style:font-size-complex="14pt"/>
    </style:style>
    <style:style style:name="标题_20_3_20_字符" style:display-name="标题 3 字符" style:family="text" style:parent-style-name="Default_20_Paragraph_20_Font">
      <style:text-properties style:font-name="微软雅黑" fo:font-family="微软雅黑" style:font-family-generic="roman" style:font-pitch="variable" fo:font-size="12pt" style:letter-kerning="true" style:font-name-asian="微软雅黑1" style:font-family-asian="微软雅黑" style:font-family-generic-asian="system" style:font-pitch-asian="variable" style:font-size-asian="12pt"/>
    </style:style>
    <style:style style:name="标题_20_4_20_字符" style:display-name="标题 4 字符" style:family="text" style:parent-style-name="Default_20_Paragraph_20_Font">
      <style:text-properties style:font-name="微软雅黑" fo:font-family="微软雅黑" style:font-family-generic="roman" style:font-pitch="variable" fo:font-size="10.5pt" style:letter-kerning="true" style:font-name-asian="微软雅黑1" style:font-family-asian="微软雅黑" style:font-family-generic-asian="system" style:font-pitch-asian="variable" style:font-size-asian="10.5pt"/>
    </style:style>
    <style:style style:name="标题_20_5_20_字符" style:display-name="标题 5 字符" style:family="text" style:parent-style-name="Default_20_Paragraph_20_Font">
      <style:text-properties style:font-name="Arial" fo:font-family="Arial" style:font-family-generic="roman" style:font-pitch="variable" fo:font-size="10.5pt" style:letter-kerning="true" style:font-name-asian="微软雅黑1" style:font-family-asian="微软雅黑" style:font-family-generic-asian="system" style:font-pitch-asian="variable" style:font-size-asian="10.5pt"/>
    </style:style>
    <style:style style:name="标题_20_6_20_字符" style:display-name="标题 6 字符" style:family="text" style:parent-style-name="Default_20_Paragraph_20_Font">
      <style:text-properties style:font-name="Arial" fo:font-family="Arial" style:font-family-generic="roman" style:font-pitch="variable" fo:font-size="12pt" fo:font-weight="bold" style:letter-kerning="true" style:font-name-asian="黑体" style:font-family-asian="黑体" style:font-family-generic-asian="system" style:font-pitch-asian="variable" style:font-size-asian="12pt" style:font-weight-asian="bold"/>
    </style:style>
    <style:style style:name="标题_20_7_20_字符" style:display-name="标题 7 字符" style:family="text" style:parent-style-name="Default_20_Paragraph_20_Font">
      <style:text-properties style:font-name="Times New Roman" fo:font-family="'Times New Roman'" style:font-family-generic="roman" style:font-pitch="variable" fo:font-size="12pt" fo:font-weight="bold" style:letter-kerning="true" style:font-name-asian="宋体" style:font-family-asian="宋体" style:font-family-generic-asian="system" style:font-pitch-asian="variable" style:font-size-asian="12pt" style:font-weight-asian="bold"/>
    </style:style>
    <style:style style:name="标题_20_8_20_字符" style:display-name="标题 8 字符" style:family="text" style:parent-style-name="Default_20_Paragraph_20_Font">
      <style:text-properties style:font-name="Arial" fo:font-family="Arial" style:font-family-generic="roman" style:font-pitch="variable" fo:font-size="12pt" style:letter-kerning="true" style:font-name-asian="黑体" style:font-family-asian="黑体" style:font-family-generic-asian="system" style:font-pitch-asian="variable" style:font-size-asian="12pt"/>
    </style:style>
    <style:style style:name="标题_20_9_20_字符" style:display-name="标题 9 字符" style:family="text" style:parent-style-name="Default_20_Paragraph_20_Font">
      <style:text-properties style:font-name="Arial" fo:font-family="Arial" style:font-family-generic="roman" style:font-pitch="variable" fo:font-size="10.5pt" style:letter-kerning="true" style:font-name-asian="黑体" style:font-family-asian="黑体" style:font-family-generic-asian="system" style:font-pitch-asian="variable" style:font-size-asian="10.5pt"/>
    </style:style>
    <style:style style:name="标题_20_字符" style:display-name="标题 字符" style:family="text" style:parent-style-name="Default_20_Paragraph_20_Font">
      <style:text-properties fo:font-size="14pt" fo:font-weight="bold" style:letter-kerning="true" style:font-name-asian="Times New Roman1" style:font-family-asian="'Times New Roman'" style:font-family-generic-asian="system" style:font-pitch-asian="variable" style:font-size-asian="14pt" style:font-weight-asian="bold"/>
    </style:style>
    <style:style style:name="电子邮件签名_20_字符" style:display-name="电子邮件签名 字符" style:family="text" style:parent-style-name="Default_20_Paragraph_20_Font" loext:linked-style-name="E-mail_20_Signature">
      <style:text-properties fo:font-size="10.5pt" style:letter-kerning="true" style:font-size-asian="10.5pt"/>
    </style:style>
    <style:style style:name="反显强调_20_Char" style:display-name="反显强调 Char" style:family="text" style:parent-style-name="Default_20_Paragraph_20_Font" loext:linked-style-name="反显强调">
      <style:text-properties fo:color="#ffffff" loext:opacity="100%" fo:font-size="10.5pt" style:letter-kerning="true" style:font-size-asian="10.5pt" style:font-size-complex="10.5pt"/>
    </style:style>
    <style:style style:name="批注框文本_20_字符" style:display-name="批注框文本 字符" style:family="text" style:parent-style-name="Default_20_Paragraph_20_Font" loext:linked-style-name="Balloon_20_Text">
      <style:text-properties fo:font-size="9pt" style:letter-kerning="true" style:font-size-asian="9pt" style:font-size-complex="9pt"/>
    </style:style>
    <style:style style:name="批注文字_20_字符" style:display-name="批注文字 字符" style:family="text" style:parent-style-name="Default_20_Paragraph_20_Font" loext:linked-style-name="annotation_20_text">
      <style:text-properties fo:font-size="10.5pt" style:letter-kerning="true" style:font-size-asian="10.5pt"/>
    </style:style>
    <style:style style:name="批注主题_20_字符" style:display-name="批注主题 字符" style:family="text" style:parent-style-name="批注文字_20_字符" loext:linked-style-name="annotation_20_subject">
      <style:text-properties fo:font-size="10.5pt" fo:font-weight="bold" style:letter-kerning="true" style:font-size-asian="10.5pt" style:font-weight-asian="bold" style:font-weight-complex="bold"/>
    </style:style>
    <style:style style:name="文档结构图_20_字符" style:display-name="文档结构图 字符" style:family="text" style:parent-style-name="Default_20_Paragraph_20_Font" loext:linked-style-name="Document_20_Map">
      <style:text-properties fo:font-size="10.5pt" style:letter-kerning="true" fo:background-color="#000080" style:font-size-asian="10.5pt"/>
    </style:style>
    <style:style style:name="页脚_20_字符" style:display-name="页脚 字符" style:family="text" style:parent-style-name="Default_20_Paragraph_20_Font">
      <style:text-properties fo:font-size="9pt" style:letter-kerning="true" style:font-size-asian="9pt" style:font-size-complex="9pt"/>
    </style:style>
    <style:style style:name="页眉_20_字符" style:display-name="页眉 字符" style:family="text" style:parent-style-name="Default_20_Paragraph_20_Font">
      <style:text-properties fo:font-size="5pt" style:letter-kerning="true" style:font-size-asian="5pt" style:font-size-complex="9pt"/>
    </style:style>
    <style:style style:name="正文文本_20_字符" style:display-name="正文文本 字符" style:family="text" style:parent-style-name="Default_20_Paragraph_20_Font">
      <style:text-properties fo:font-size="10.5pt" style:letter-kerning="true" style:font-size-asian="10.5pt"/>
    </style:style>
    <style:style style:name="正文文本首行缩进_20_字符" style:display-name="正文文本首行缩进 字符" style:family="text" style:parent-style-name="正文文本_20_字符">
      <style:text-properties fo:font-size="10.5pt" style:letter-kerning="true" style:font-size-asian="10.5pt"/>
    </style:style>
    <style:style style:name="正文文本缩进_20_字符" style:display-name="正文文本缩进 字符" style:family="text" style:parent-style-name="Default_20_Paragraph_20_Font">
      <style:text-properties fo:font-size="10.5pt" style:letter-kerning="true" style:font-size-asian="10.5pt"/>
    </style:style>
    <style:style style:name="正文文本首行缩进_20_2_20_字符" style:display-name="正文文本首行缩进 2 字符" style:family="text" style:parent-style-name="正文文本缩进_20_字符" loext:linked-style-name="Body_20_Text_20_First_20_Indent_20_2">
      <style:text-properties fo:font-size="10.5pt" style:letter-kerning="true" style:font-size-asian="10.5pt"/>
    </style:style>
    <style:style style:name="正文文本_20_2_20_字符" style:display-name="正文文本 2 字符" style:family="text" style:parent-style-name="Default_20_Paragraph_20_Font" loext:linked-style-name="Body_20_Text_20_2">
      <style:text-properties fo:font-size="10.5pt" style:letter-kerning="true" style:font-size-asian="10.5pt"/>
    </style:style>
    <style:style style:name="正文文本_20_3_20_字符" style:display-name="正文文本 3 字符" style:family="text" style:parent-style-name="Default_20_Paragraph_20_Font" loext:linked-style-name="Body_20_Text_20_3">
      <style:text-properties fo:font-size="8pt" style:letter-kerning="true" style:font-size-asian="8pt" style:font-size-complex="8pt"/>
    </style:style>
    <style:style style:name="正文文本缩进_20_2_20_字符" style:display-name="正文文本缩进 2 字符" style:family="text" style:parent-style-name="Default_20_Paragraph_20_Font" loext:linked-style-name="Body_20_Text_20_Indent_20_2">
      <style:text-properties fo:font-size="10.5pt" style:letter-kerning="true" style:font-size-asian="10.5pt"/>
    </style:style>
    <style:style style:name="正文文本缩进_20_3_20_字符" style:display-name="正文文本缩进 3 字符" style:family="text" style:parent-style-name="Default_20_Paragraph_20_Font" loext:linked-style-name="Body_20_Text_20_Indent_20_3">
      <style:text-properties fo:font-size="8pt" style:letter-kerning="true" style:font-size-asian="8pt" style:font-size-complex="8pt"/>
    </style:style>
    <style:style style:name="标题_20_1_20_字符" style:display-name="标题 1 字符" style:family="text" style:parent-style-name="Default_20_Paragraph_20_Font">
      <style:text-properties style:font-name="Times New Roman" fo:font-family="'Times New Roman'" style:font-family-generic="roman" style:font-pitch="variable" fo:font-size="10.5pt" style:letter-kerning="true" style:font-name-asian="微软雅黑1" style:font-family-asian="微软雅黑" style:font-family-generic-asian="system" style:font-pitch-asian="variable" style:font-size-asian="10.5pt" style:font-size-complex="22pt"/>
    </style:style>
    <style:style style:name="ts-alignment-element" style:family="text" style:parent-style-name="Default_20_Paragraph_20_Font"/>
    <style:style style:name="ts-alignment-element-highlighted" style:family="text" style:parent-style-name="Default_20_Paragraph_20_Font"/>
    <style:style style:name="代码" style:family="text" style:parent-style-name="正文文本_20_字符">
      <style:text-properties fo:font-variant="normal" fo:text-transform="none" style:text-line-through-style="none" style:text-line-through-type="none" style:text-position="0% 100%" style:font-name="Consolas" fo:font-family="Consolas" style:font-family-generic="roman" style:font-pitch="variable" fo:font-size="10.5pt" fo:font-style="italic" style:text-underline-style="none" style:letter-kerning="true" fo:background-color="#d8d8d8" style:font-size-asian="10.5pt" style:font-style-asian="italic" style:text-emphasize="none" text:display="tru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use-window-font-color="true" loext:opacity="0%" style:text-outline="false" style:text-line-through-style="none" style:text-line-through-type="none" style:text-position="0% 100%" fo:font-size="15pt" fo:font-style="normal" fo:text-shadow="none" style:text-underline-style="none" fo:font-weight="normal" style:font-name-asian="微软雅黑1" style:font-family-asian="微软雅黑" style:font-family-generic-asian="system" style:font-pitch-asian="variable" style:font-size-asian="15pt" style:font-style-asian="normal" style:font-weight-asian="normal" style:font-size-complex="18pt" style:font-relief="none" text:display="true"/>
    </style:style>
    <style:style style:name="ListLabel_20_11" style:display-name="ListLabel 11" style:family="text">
      <style:text-properties style:font-name="Arial" fo:font-family="Arial" style:font-family-generic="roman" style:font-pitch="variable" fo:font-size="16pt" fo:font-style="normal" fo:font-weight="normal" style:font-name-asian="黑体" style:font-family-asian="黑体" style:font-family-generic-asian="system" style:font-pitch-asian="variable" style:font-size-asian="16pt" style:font-style-asian="normal" style:font-weight-asian="normal" style:font-size-complex="16pt"/>
    </style:style>
    <style:style style:name="ListLabel_20_12" style:display-name="ListLabel 12" style:family="text">
      <style:text-properties style:font-name="Arial" fo:font-family="Arial" style:font-family-generic="roman" style:font-pitch="variable" fo:font-size="15pt" fo:font-style="normal" fo:font-weight="normal" style:font-name-asian="黑体" style:font-family-asian="黑体" style:font-family-generic-asian="system" style:font-pitch-asian="variable" style:font-size-asian="15pt" style:font-style-asian="normal" style:font-weight-asian="normal" style:font-size-complex="15pt"/>
    </style:style>
    <style:style style:name="ListLabel_20_13" style:display-name="ListLabel 13" style:family="text">
      <style:text-properties style:font-name="Arial" fo:font-family="Arial" style:font-family-generic="roman" style:font-pitch="variable" fo:font-size="14pt" fo:font-style="normal" fo:font-weight="normal" style:font-name-asian="黑体" style:font-family-asian="黑体" style:font-family-generic-asian="system" style:font-pitch-asian="variable" style:font-size-asian="14pt" style:font-style-asian="normal" style:font-weight-asian="normal" style:font-size-complex="14pt"/>
    </style:style>
    <style:style style:name="ListLabel_20_14" style:display-name="ListLabel 14" style:family="text">
      <style:text-properties style:font-name="Arial" fo:font-family="Arial" style:font-family-generic="roman" style:font-pitch="variable" fo:font-size="12pt" fo:font-style="normal" fo:font-weight="normal" style:font-name-asian="黑体" style:font-family-asian="黑体" style:font-family-generic-asian="system" style:font-pitch-asian="variable" style:font-size-asian="12pt" style:font-style-asian="normal" style:font-weight-asian="normal"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501cm" fo:text-indent="-1.501cm" fo:margin-left="1.501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5cm" fo:text-indent="-2.75cm" fo:margin-left="2.7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41cm" fo:margin-left="1.482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Standard">
      <style:paragraph-properties fo:text-align="center" style:justify-single-word="false"/>
      <style:text-properties fo:font-size="9pt" style:font-size-asian="9pt"/>
    </style:style>
    <style:style style:name="MT1"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17.6cm" fo:page-height="25cm" style:num-format="1" style:print-orientation="portrait" fo:margin-top="0.751cm" fo:margin-bottom="0.4cm" fo:margin-left="1.27cm" fo:margin-right="1.27cm" style:writing-mode="lr-tb" style:layout-grid-color="#c0c0c0" style:layout-grid-lines="40" style:layout-grid-base-height="0.55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19cm" fo:margin-left="0cm" fo:margin-right="0cm" fo:margin-bottom="0.42cm" style:dynamic-spacing="true"/>
      </style:header-style>
      <style:footer-style>
        <style:header-footer-properties fo:min-height="0.87cm" fo:margin-left="0cm" fo:margin-right="0cm" fo:margin-top="0.7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图片 12" text:anchor-type="char" svg:x="13.411cm" svg:y="-0.116cm" svg:width="1.452cm" svg:height="0.512cm" draw:z-index="8"><draw:image xlink:href="Pictures/10000000000000580000001F84D8045FF773DCF2.png" xlink:type="simple" xlink:show="embed" xlink:actuate="onLoad" draw:mime-type="image/png"/></draw:frame>Computer School, Beijing University of Posts and Telecommunications<text:tab/>Yidong Cui ( <text:a xlink:type="simple" xlink:href="mailto:cyd@bupt.edu.cn" text:style-name="Visited_20_Internet_20_Link" text:visited-style-name="Visited_20_Internet_20_Link"><text:span text:style-name="Visited_20_Internet_20_Link">cyd@bupt.edu.cn</text:span></text:a> ) </text:p>
        <text:p text:style-name="MP1">This work is licensed under a Creative Commons Attribution-NonCommercial-ShareAlike 4.0 International License.</text:p>
      </style:header>
      <style:footer>
        <text:p text:style-name="MP2"><text:page-number text:select-page="current">9</text:page-number></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4T05:12:00</meta:creation-date>
    <meta:initial-creator>cyd</meta:initial-creator>
    <dc:language>zh-CN</dc:language>
    <meta:print-date>2017-09-19T23:26:00</meta:print-date>
    <dc:date>2025-09-28T21:36:02.649730434</dc:date>
    <meta:editing-cycles>11</meta:editing-cycles>
    <dc:title>试题格式（试题与答卷合一形式，横版）</dc:title>
    <meta:editing-duration>PT48M18S</meta:editing-duration>
    <meta:generator>LibreOffice/7.3.7.2$Linux_X86_64 LibreOffice_project/30$Build-2</meta:generator>
    <meta:document-statistic meta:table-count="1" meta:image-count="1" meta:object-count="0" meta:page-count="9" meta:paragraph-count="309" meta:word-count="1799" meta:character-count="10002" meta:non-whitespace-character-count="7387"/>
    <meta:user-defined meta:name="AppVersion">15.0000</meta:user-defined>
    <meta:user-defined meta:name="Company">jwc</meta:user-defined>
    <meta:user-defined meta:name="ICV">93A5C9CEE873F841D9EA0C654993826A_42</meta:user-defined>
    <meta:user-defined meta:name="KSOProductBuildVer">2052-6.1.0.8274</meta:user-defined>
    <meta:template xlink:type="simple" xlink:actuate="onRequest" xlink:title="Normal.dotm" xlink:href=""/>
  </office:meta>
</office:document-meta>
</file>